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utlined_20_Blue">
      <style:graphic-properties svg:stroke-color="#000000" draw:textarea-horizontal-align="justify" draw:textarea-vertical-align="middle" draw:auto-grow-height="false" fo:min-height="0.708cm" fo:min-width="0.70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draw:textarea-horizontal-align="justify" draw:textarea-vertical-align="middle" draw:auto-grow-height="false" fo:min-height="0.644cm" fo:min-width="3.4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3.404cm"/>
    </style:style>
    <style:style style:name="gr10" style:family="graphic" style:parent-style-name="standard">
      <style:graphic-properties svg:stroke-color="#000000" draw:fill-color="#77bc65" draw:textarea-horizontal-align="justify" draw:textarea-vertical-align="middle" draw:auto-grow-height="false" fo:min-height="0.654cm" fo:min-width="2.404cm"/>
    </style:style>
    <style:style style:name="gr11" style:family="graphic" style:parent-style-name="standard">
      <style:graphic-properties svg:stroke-color="#000000" draw:fill-color="#f10d0c" draw:textarea-horizontal-align="justify" draw:textarea-vertical-align="middle" draw:auto-grow-height="false" fo:min-height="0.654cm" fo:min-width="2.4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3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3.404cm"/>
    </style:style>
    <style:style style:name="gr14" style:family="graphic" style:parent-style-name="standard">
      <style:graphic-properties draw:opacity="100%" draw:opacity-name="Transparency_20_1" draw:textarea-horizontal-align="justify" draw:textarea-vertical-align="middle" draw:auto-grow-height="false" fo:min-height="0.654cm" fo:min-width="3.4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06cm"/>
    </style:style>
    <style:style style:name="gr17" style:family="graphic" style:parent-style-name="standard">
      <style:graphic-properties draw:textarea-horizontal-align="justify" draw:textarea-vertical-align="middle" draw:auto-grow-height="false" fo:min-height="0.656cm" fo:min-width="3.404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55cm" fo:min-width="2.404cm"/>
    </style:style>
    <style:style style:name="gr19" style:family="graphic" style:parent-style-name="standard">
      <style:graphic-properties svg:stroke-color="#000000" draw:fill-color="#ffffa6" draw:textarea-horizontal-align="justify" draw:textarea-vertical-align="middle" draw:auto-grow-height="false" fo:min-height="0.655cm" fo:min-width="2.404cm"/>
    </style:style>
    <style:style style:name="gr20" style:family="graphic" style:parent-style-name="standard">
      <style:graphic-properties draw:textarea-horizontal-align="justify" draw:textarea-vertical-align="middle" draw:auto-grow-height="false" fo:min-height="0.655cm" fo:min-width="3.40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56cm" fo:min-width="2.404cm"/>
    </style:style>
    <style:style style:name="gr22" style:family="graphic" style:parent-style-name="standard">
      <style:graphic-properties draw:textarea-horizontal-align="justify" draw:textarea-vertical-align="middle" draw:auto-grow-height="false" fo:min-height="0.657cm" fo:min-width="3.402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57cm" fo:min-width="2.4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svg:stroke-color="#000000" draw:fill-color="#ffffa6" draw:textarea-horizontal-align="justify" draw:textarea-vertical-align="middle" draw:auto-grow-height="false" fo:min-height="0.654cm" fo:min-width="2.404cm"/>
    </style:style>
    <style:style style:name="gr27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2.40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89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33" style:family="graphic" style:parent-style-name="standard">
      <style:graphic-properties svg:stroke-color="#000000" draw:fill="none" draw:textarea-vertical-align="middle" draw:auto-grow-height="false" fo:min-height="11.126cm" fo:min-width="0.656cm"/>
    </style:style>
    <style:style style:name="gr34" style:family="graphic" style:parent-style-name="standard">
      <style:graphic-properties svg:stroke-color="#000000" draw:fill="none" draw:textarea-vertical-align="middle" draw:auto-grow-height="false" fo:min-height="10.178cm" fo:min-width="0.656cm"/>
    </style:style>
    <style:style style:name="gr35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4.404cm"/>
    </style:style>
    <style:style style:name="gr36" style:family="graphic" style:parent-style-name="standard">
      <style:graphic-properties draw:opacity="100%" draw:opacity-name="Transparency_20_15" draw:textarea-horizontal-align="justify" draw:textarea-vertical-align="middle" draw:auto-grow-height="false" fo:min-height="0.644cm" fo:min-width="4.404cm"/>
    </style:style>
    <style:style style:name="gr37" style:family="graphic" style:parent-style-name="standard">
      <style:graphic-properties draw:opacity="100%" draw:textarea-horizontal-align="justify" draw:textarea-vertical-align="middle" draw:auto-grow-height="false" fo:min-height="0.644cm" fo:min-width="4.40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8cm"/>
    </style:style>
    <style:style style:name="gr39" style:family="graphic" style:parent-style-name="standard">
      <style:graphic-properties svg:stroke-color="#000000" draw:fill="none" draw:textarea-vertical-align="middle" draw:auto-grow-height="false" fo:min-height="0.698cm" fo:min-width="0cm"/>
    </style:style>
    <style:style style:name="gr40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3.404cm"/>
    </style:style>
    <style:style style:name="gr41" style:family="graphic" style:parent-style-name="standard">
      <style:graphic-properties draw:opacity="100%" draw:opacity-name="Transparency_20_15" draw:textarea-horizontal-align="justify" draw:textarea-vertical-align="middle" draw:auto-grow-height="false" fo:min-height="0.654cm" fo:min-width="3.404cm"/>
    </style:style>
    <style:style style:name="gr42" style:family="graphic" style:parent-style-name="standard">
      <style:graphic-properties draw:opacity="100%" draw:textarea-horizontal-align="justify" draw:textarea-vertical-align="middle" draw:auto-grow-height="false" fo:min-height="0.654cm" fo:min-width="3.404cm"/>
    </style:style>
    <style:style style:name="gr43" style:family="graphic" style:parent-style-name="standard">
      <style:graphic-properties svg:stroke-color="#000000" draw:fill="none" draw:textarea-vertical-align="middle" draw:auto-grow-height="false" fo:min-height="8.281cm" fo:min-width="0cm"/>
    </style:style>
    <style:style style:name="gr44" style:family="graphic" style:parent-style-name="standard">
      <style:graphic-properties svg:stroke-color="#000000" draw:fill="none" draw:textarea-vertical-align="middle" draw:auto-grow-height="false" fo:min-height="9.23cm" fo:min-width="0cm"/>
    </style:style>
    <style:style style:name="gr45" style:family="graphic" style:parent-style-name="standard">
      <style:graphic-properties svg:stroke-color="#000000" draw:fill="none" draw:textarea-vertical-align="middle" draw:auto-grow-height="false" fo:min-height="1.646cm" fo:min-width="0cm"/>
    </style:style>
    <style:style style:name="gr46" style:family="graphic" style:parent-style-name="standard">
      <style:graphic-properties svg:stroke-color="#000000" draw:fill="none" draw:textarea-vertical-align="middle" draw:auto-grow-height="false" fo:min-height="2.593cm" fo:min-width="0cm"/>
    </style:style>
    <style:style style:name="gr47" style:family="graphic" style:parent-style-name="standard">
      <style:graphic-properties svg:stroke-color="#000000" draw:fill="none" draw:textarea-vertical-align="middle" draw:auto-grow-height="false" fo:min-height="18.612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4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3.086cm" fo:min-width="5.098cm"/>
    </style:style>
    <style:style style:name="gr52" style:family="graphic" style:parent-style-name="standard">
      <style:graphic-properties draw:textarea-horizontal-align="justify" draw:textarea-vertical-align="middle" draw:auto-grow-height="false" fo:min-height="3.654cm" fo:min-width="0.40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4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55" style:family="graphic" style:parent-style-name="standard">
      <style:graphic-properties draw:stroke="none" svg:stroke-color="#000000" draw:fill="none" draw:fill-color="#ffffff" fo:min-height="6.4cm"/>
    </style:style>
    <style:style style:name="gr56" style:family="graphic" style:parent-style-name="standard">
      <style:graphic-properties draw:stroke="none" svg:stroke-color="#000000" draw:fill="none" draw:fill-color="#ffffff" fo:min-height="4.267cm"/>
    </style:style>
    <style:style style:name="gr57" style:family="graphic" style:parent-style-name="standard">
      <style:graphic-properties draw:stroke="none" svg:stroke-color="#000000" draw:fill="none" draw:fill-color="#ffffff" fo:min-height="3.25cm"/>
    </style:style>
    <style:style style:name="gr58" style:family="graphic" style:parent-style-name="standard">
      <style:graphic-properties draw:stroke="none" svg:stroke-color="#000000" draw:fill="none" draw:fill-color="#ffffff" fo:min-height="4.978cm"/>
    </style:style>
    <style:style style:name="gr59" style:family="graphic" style:parent-style-name="standard">
      <style:graphic-properties draw:stroke="none" svg:stroke-color="#000000" draw:fill="none" draw:fill-color="#ffffff" fo:min-height="1.423cm"/>
    </style:style>
    <style:style style:name="gr60" style:family="graphic" style:parent-style-name="standard">
      <style:graphic-properties draw:stroke="none" svg:stroke-color="#000000" draw:fill="none" draw:fill-color="#ffffff" fo:min-height="2.84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20pt" style:font-size-asian="20pt" style:font-size-complex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.7cm" fo:margin-right="0cm" fo:text-align="start" fo:text-indent="0cm"/>
    </style:style>
    <style:style style:name="P7" style:family="paragraph">
      <loext:graphic-properties draw:fill="solid"/>
      <style:paragraph-properties fo:margin-left="0.7cm" fo:margin-right="0cm" fo:text-align="start" fo:text-indent="0cm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10d0c"/>
      <style:paragraph-properties fo:text-align="center"/>
    </style:style>
    <style:style style:name="P10" style:family="paragraph">
      <loext:graphic-properties draw:opacity="100%" draw:opacity-name="Transparency_20_1"/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loext:graphic-properties draw:fill-color="#ffffa6"/>
      <style:paragraph-properties fo:text-align="center"/>
      <style:text-properties fo:font-size="18pt"/>
    </style:style>
    <style:style style:name="P15" style:family="paragraph">
      <style:paragraph-properties fo:margin-left="0.18cm" fo:margin-right="0cm" fo:text-align="center" fo:text-indent="0cm"/>
    </style:style>
    <style:style style:name="P16" style:family="paragraph">
      <loext:graphic-properties draw:fill="solid"/>
      <style:paragraph-properties fo:margin-left="0.18cm" fo:margin-right="0cm" fo:text-align="center" fo:text-indent="0cm"/>
    </style:style>
    <style:style style:name="P17" style:family="paragraph">
      <style:paragraph-properties fo:margin-left="9cm" fo:margin-right="0cm" fo:text-align="center" fo:text-indent="0cm"/>
    </style:style>
    <style:style style:name="P18" style:family="paragraph">
      <loext:graphic-properties draw:fill="solid"/>
      <style:paragraph-properties fo:margin-left="9cm" fo:margin-right="0cm" fo:text-align="center" fo:text-indent="0cm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10d0c"/>
      <style:paragraph-properties fo:text-align="center"/>
      <style:text-properties fo:font-size="18pt"/>
    </style:style>
    <style:style style:name="P21" style:family="paragraph">
      <loext:graphic-properties draw:fill-color="#77bc65"/>
      <style:paragraph-properties fo:text-align="center"/>
      <style:text-properties fo:font-size="18pt"/>
    </style:style>
    <style:style style:name="P22" style:family="paragraph">
      <style:paragraph-properties fo:margin-left="4.2cm" fo:margin-right="0cm" fo:text-align="center" fo:text-indent="0cm"/>
    </style:style>
    <style:style style:name="P23" style:family="paragraph">
      <loext:graphic-properties draw:fill="solid"/>
      <style:paragraph-properties fo:margin-left="4.2cm" fo:margin-right="0cm" fo:text-align="center" fo:text-indent="0cm"/>
    </style:style>
    <style:style style:name="P24" style:family="paragraph">
      <style:paragraph-properties fo:margin-left="4.5cm" fo:margin-right="0cm" fo:text-align="center" fo:text-indent="0cm"/>
    </style:style>
    <style:style style:name="P25" style:family="paragraph">
      <loext:graphic-properties draw:fill="solid"/>
      <style:paragraph-properties fo:margin-left="4.5cm" fo:margin-right="0cm" fo:text-align="center" fo:text-indent="0cm"/>
    </style:style>
    <style:style style:name="P26" style:family="paragraph">
      <style:paragraph-properties fo:margin-left="4.1cm" fo:margin-right="0cm" fo:text-align="center" fo:text-indent="0cm"/>
    </style:style>
    <style:style style:name="P27" style:family="paragraph">
      <loext:graphic-properties draw:fill="solid"/>
      <style:paragraph-properties fo:margin-left="4.1cm" fo:margin-right="0cm" fo:text-align="center" fo:text-indent="0cm"/>
    </style:style>
    <style:style style:name="P28" style:family="paragraph">
      <style:paragraph-properties fo:margin-left="4.4cm" fo:margin-right="0cm" fo:text-align="center" fo:text-indent="0cm"/>
    </style:style>
    <style:style style:name="P29" style:family="paragraph">
      <loext:graphic-properties draw:fill="solid"/>
      <style:paragraph-properties fo:margin-left="4.4cm" fo:margin-right="0cm" fo:text-align="center" fo:text-indent="0cm"/>
    </style:style>
    <style:style style:name="P30" style:family="paragraph">
      <style:paragraph-properties fo:margin-left="4.9cm" fo:margin-right="0cm" fo:text-align="center" fo:text-indent="0cm"/>
    </style:style>
    <style:style style:name="P31" style:family="paragraph">
      <loext:graphic-properties draw:fill="solid"/>
      <style:paragraph-properties fo:margin-left="4.9cm" fo:margin-right="0cm" fo:text-align="center" fo:text-indent="0cm"/>
    </style:style>
    <style:style style:name="P32" style:family="paragraph">
      <style:paragraph-properties fo:margin-left="0.1cm" fo:margin-right="0cm" fo:margin-top="0cm" fo:margin-bottom="0cm" fo:text-align="start" fo:text-indent="0cm"/>
    </style:style>
    <style:style style:name="P33" style:family="paragraph">
      <loext:graphic-properties draw:fill="solid"/>
      <style:paragraph-properties fo:margin-left="0.1cm" fo:margin-right="0cm" fo:margin-top="0cm" fo:margin-bottom="0cm" fo:text-align="start" fo:text-indent="0cm"/>
    </style:style>
    <style:style style:name="P34" style:family="paragraph">
      <style:paragraph-properties fo:margin-left="0.5cm" fo:margin-right="0cm" fo:text-align="start" fo:text-indent="0cm"/>
    </style:style>
    <style:style style:name="P35" style:family="paragraph">
      <loext:graphic-properties draw:fill="solid"/>
      <style:paragraph-properties fo:margin-left="0.5cm" fo:margin-right="0cm" fo:text-align="start" fo:text-indent="0cm"/>
    </style:style>
    <style:style style:name="P36" style:family="paragraph">
      <style:paragraph-properties fo:margin-left="13.7cm" fo:margin-right="0cm" fo:text-align="center" fo:text-indent="0cm"/>
    </style:style>
    <style:style style:name="P37" style:family="paragraph">
      <loext:graphic-properties draw:fill="solid"/>
      <style:paragraph-properties fo:margin-left="13.7cm" fo:margin-right="0cm" fo:text-align="center" fo:text-indent="0cm"/>
    </style:style>
    <style:style style:name="P38" style:family="paragraph"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39" style:family="paragraph">
      <loext:graphic-properties draw:fill="solid"/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0" style:family="paragraph">
      <style:paragraph-properties fo:margin-left="1.4cm" fo:margin-right="0cm" fo:margin-top="0cm" fo:margin-bottom="0cm" fo:text-align="start" fo:text-indent="0cm"/>
    </style:style>
    <style:style style:name="P41" style:family="paragraph">
      <loext:graphic-properties draw:fill="solid"/>
      <style:paragraph-properties fo:margin-left="1.4cm" fo:margin-right="0cm" fo:margin-top="0cm" fo:margin-bottom="0cm" fo:text-align="start" fo:text-indent="0cm"/>
    </style:style>
    <style:style style:name="P42" style:family="paragraph">
      <style:paragraph-properties fo:margin-left="0cm" fo:margin-right="3.9cm" fo:text-align="center" fo:text-indent="0cm"/>
    </style:style>
    <style:style style:name="P43" style:family="paragraph">
      <loext:graphic-properties draw:fill="solid"/>
      <style:paragraph-properties fo:margin-left="0cm" fo:margin-right="3.9cm" fo:text-align="center" fo:text-indent="0cm"/>
    </style:style>
    <style:style style:name="P44" style:family="paragraph">
      <style:paragraph-properties fo:margin-left="0.3cm" fo:margin-right="0cm" fo:text-align="start" fo:text-indent="0cm"/>
    </style:style>
    <style:style style:name="P45" style:family="paragraph">
      <loext:graphic-properties draw:fill="solid"/>
      <style:paragraph-properties fo:margin-left="0.3cm" fo:margin-right="0cm" fo:text-align="start" fo:text-indent="0cm"/>
    </style:style>
    <style:style style:name="P46" style:family="paragraph">
      <style:paragraph-properties fo:margin-left="0.4cm" fo:margin-right="0cm" fo:text-align="start" fo:text-indent="0cm"/>
    </style:style>
    <style:style style:name="P47" style:family="paragraph">
      <loext:graphic-properties draw:fill="solid"/>
      <style:paragraph-properties fo:margin-left="0.4cm" fo:margin-right="0cm" fo:text-align="start" fo:text-indent="0cm"/>
    </style:style>
    <style:style style:name="P48" style:family="paragraph">
      <style:paragraph-properties fo:margin-left="0.9cm" fo:margin-right="0cm" fo:text-align="start" fo:text-indent="0cm"/>
    </style:style>
    <style:style style:name="P49" style:family="paragraph">
      <loext:graphic-properties draw:fill="solid"/>
      <style:paragraph-properties fo:margin-left="0.9cm" fo:margin-right="0cm" fo:text-align="start" fo:text-indent="0cm"/>
    </style:style>
    <style:style style:name="P50" style:family="paragraph">
      <style:paragraph-properties fo:margin-left="2.3cm" fo:margin-right="0cm" fo:text-align="start" fo:text-indent="0cm"/>
    </style:style>
    <style:style style:name="P51" style:family="paragraph">
      <loext:graphic-properties draw:fill="solid"/>
      <style:paragraph-properties fo:margin-left="2.3cm" fo:margin-right="0cm" fo:text-align="start" fo:text-indent="0cm"/>
    </style:style>
    <style:style style:name="P52" style:family="paragraph">
      <style:paragraph-properties fo:margin-left="1.3cm" fo:margin-right="0cm" fo:text-align="start" fo:text-indent="0cm"/>
    </style:style>
    <style:style style:name="P53" style:family="paragraph">
      <loext:graphic-properties draw:fill="solid"/>
      <style:paragraph-properties fo:margin-left="1.3cm" fo:margin-right="0cm" fo:text-align="start" fo:text-indent="0cm"/>
    </style:style>
    <style:style style:name="P54" style:family="paragraph">
      <style:paragraph-properties fo:margin-left="0cm" fo:margin-right="0cm" fo:text-align="start" fo:text-indent="0cm"/>
    </style:style>
    <style:style style:name="P55" style:family="paragraph">
      <loext:graphic-properties draw:fill="solid"/>
      <style:paragraph-properties fo:margin-left="0cm" fo:margin-right="0cm" fo:text-align="start" fo:text-indent="0cm"/>
    </style:style>
    <style:style style:name="P56" style:family="paragraph">
      <style:paragraph-properties fo:margin-left="3.8cm" fo:margin-right="0cm" fo:text-align="start" fo:text-indent="0cm"/>
    </style:style>
    <style:style style:name="P57" style:family="paragraph">
      <loext:graphic-properties draw:fill="solid"/>
      <style:paragraph-properties fo:margin-left="3.8cm" fo:margin-right="0cm" fo:text-align="start" fo:text-indent="0cm"/>
    </style:style>
    <style:style style:name="P58" style:family="paragraph">
      <style:paragraph-properties fo:margin-left="1.8cm" fo:margin-right="0cm" fo:text-align="start" fo:text-indent="0cm"/>
    </style:style>
    <style:style style:name="P59" style:family="paragraph">
      <loext:graphic-properties draw:fill="solid"/>
      <style:paragraph-properties fo:margin-left="1.8cm" fo:margin-right="0cm" fo:text-align="start" fo:text-indent="0cm"/>
    </style:style>
    <style:style style:name="P60" style:family="paragraph">
      <style:paragraph-properties fo:margin-left="0.2cm" fo:margin-right="0cm" fo:text-align="start" fo:text-indent="0cm"/>
    </style:style>
    <style:style style:name="P61" style:family="paragraph">
      <loext:graphic-properties draw:fill="solid"/>
      <style:paragraph-properties fo:margin-left="0.2cm" fo:margin-right="0cm" fo:text-align="start" fo:text-indent="0cm"/>
    </style:style>
    <style:style style:name="P62" style:family="paragraph">
      <style:paragraph-properties fo:margin-left="1.2cm" fo:margin-right="0cm" fo:text-align="start" fo:text-indent="0cm"/>
    </style:style>
    <style:style style:name="P63" style:family="paragraph">
      <loext:graphic-properties draw:fill="solid"/>
      <style:paragraph-properties fo:margin-left="1.2cm" fo:margin-right="0cm" fo:text-align="start" fo:text-indent="0cm"/>
    </style:style>
    <style:style style:name="P64" style:family="paragraph">
      <style:paragraph-properties fo:margin-left="3.6cm" fo:margin-right="0cm" fo:text-align="start" fo:text-indent="0cm"/>
    </style:style>
    <style:style style:name="P65" style:family="paragraph">
      <loext:graphic-properties draw:fill="solid"/>
      <style:paragraph-properties fo:margin-left="3.6cm" fo:margin-right="0cm" fo:text-align="start" fo:text-indent="0cm"/>
    </style:style>
    <style:style style:name="P66" style:family="paragraph">
      <style:paragraph-properties fo:margin-left="1.1cm" fo:margin-right="0cm" fo:text-align="start" fo:text-indent="0cm"/>
    </style:style>
    <style:style style:name="P67" style:family="paragraph">
      <loext:graphic-properties draw:fill="solid"/>
      <style:paragraph-properties fo:margin-left="1.1cm" fo:margin-right="0cm" fo:text-align="start" fo:text-indent="0cm"/>
    </style:style>
    <style:style style:name="P68" style:family="paragraph">
      <style:paragraph-properties fo:margin-left="0cm" fo:margin-right="1.9cm" fo:text-align="start" fo:text-indent="0cm"/>
    </style:style>
    <style:style style:name="P69" style:family="paragraph">
      <loext:graphic-properties draw:fill="solid"/>
      <style:paragraph-properties fo:margin-left="0cm" fo:margin-right="1.9cm" fo:text-align="start" fo:text-indent="0cm"/>
    </style:style>
    <style:style style:name="P70" style:family="paragraph">
      <style:paragraph-properties fo:margin-left="11.5cm" fo:margin-right="0cm" fo:text-align="center" fo:text-indent="0cm"/>
    </style:style>
    <style:style style:name="P71" style:family="paragraph">
      <loext:graphic-properties draw:fill="solid"/>
      <style:paragraph-properties fo:margin-left="11.5cm" fo:margin-right="0cm" fo:text-align="center" fo:text-indent="0cm"/>
    </style:style>
    <style:style style:name="P72" style:family="paragraph">
      <style:paragraph-properties fo:margin-left="21.5cm" fo:margin-right="0cm" fo:text-align="center" fo:text-indent="0cm"/>
    </style:style>
    <style:style style:name="P73" style:family="paragraph">
      <loext:graphic-properties draw:fill="solid"/>
      <style:paragraph-properties fo:margin-left="21.5cm" fo:margin-right="0cm" fo:text-align="center" fo:text-indent="0cm"/>
    </style:style>
    <style:style style:name="P74" style:family="paragraph">
      <style:paragraph-properties fo:margin-left="2.2cm" fo:margin-right="0cm" fo:text-align="start" fo:text-indent="0cm"/>
    </style:style>
    <style:style style:name="P75" style:family="paragraph">
      <loext:graphic-properties draw:fill="solid"/>
      <style:paragraph-properties fo:margin-left="2.2cm" fo:margin-right="0cm" fo:text-align="start" fo:text-indent="0cm"/>
    </style:style>
    <style:style style:name="P76" style:family="paragraph">
      <style:paragraph-properties fo:margin-left="1.7cm" fo:margin-right="0cm" fo:text-align="start" fo:text-indent="0cm"/>
    </style:style>
    <style:style style:name="P77" style:family="paragraph">
      <loext:graphic-properties draw:fill="solid"/>
      <style:paragraph-properties fo:margin-left="1.7cm" fo:margin-right="0cm" fo:text-align="start" fo:text-indent="0cm"/>
    </style:style>
    <style:style style:name="P78" style:family="paragraph">
      <style:paragraph-properties fo:margin-left="1.9cm" fo:margin-right="0cm" fo:text-align="start" fo:text-indent="0cm"/>
    </style:style>
    <style:style style:name="P79" style:family="paragraph">
      <loext:graphic-properties draw:fill="solid"/>
      <style:paragraph-properties fo:margin-left="1.9cm" fo:margin-right="0cm" fo:text-align="start" fo:text-indent="0cm"/>
    </style:style>
    <style:style style:name="P80" style:family="paragraph">
      <style:paragraph-properties fo:margin-left="1.5cm" fo:margin-right="0cm" fo:text-align="start" fo:text-indent="0cm"/>
    </style:style>
    <style:style style:name="P81" style:family="paragraph">
      <loext:graphic-properties draw:fill="solid"/>
      <style:paragraph-properties fo:margin-left="1.5cm" fo:margin-right="0cm" fo:text-align="start" fo:text-indent="0cm"/>
    </style:style>
    <style:style style:name="P82" style:family="paragraph">
      <loext:graphic-properties draw:fill="none"/>
      <style:paragraph-properties fo:text-align="center"/>
    </style:style>
    <style:style style:name="P83" style:family="paragraph">
      <loext:graphic-properties draw:opacity="100%" draw:opacity-name="Transparency_20_15"/>
      <style:paragraph-properties fo:text-align="center"/>
      <style:text-properties fo:font-size="18pt"/>
    </style:style>
    <style:style style:name="P84" style:family="paragraph">
      <loext:graphic-properties draw:opacity="100%"/>
      <style:paragraph-properties fo:text-align="center"/>
      <style:text-properties fo:font-size="18pt"/>
    </style:style>
    <style:style style:name="P85" style:family="paragraph">
      <style:paragraph-properties fo:text-align="center"/>
      <style:text-properties fo:font-size="16pt" style:font-size-asian="16pt" style:font-size-complex="16pt"/>
    </style:style>
    <style:style style:name="P86" style:family="paragraph">
      <loext:graphic-properties draw:fill="none" draw:fill-color="#ffffff"/>
      <style:text-properties fo:font-size="16pt" style:font-size-asian="16pt" style:font-size-complex="16pt"/>
    </style:style>
    <style:style style:name="P87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88" style:family="paragraph">
      <style:paragraph-properties fo:text-align="center"/>
      <style:text-properties fo:color="#000000" fo:font-size="16pt" fo:font-style="italic" style:font-size-asian="16pt" style:font-style-asian="italic" style:font-size-complex="16pt" style:font-style-complex="italic"/>
    </style:style>
    <style:style style:name="P89" style:family="paragraph">
      <style:paragraph-properties fo:margin-left="1cm" fo:margin-right="0cm" fo:margin-top="0cm" fo:margin-bottom="0cm" fo:text-align="start" fo:text-indent="0cm"/>
    </style:style>
    <style:style style:name="P90" style:family="paragraph">
      <loext:graphic-properties draw:fill="solid"/>
      <style:paragraph-properties fo:margin-left="1cm" fo:margin-right="0cm" fo:margin-top="0cm" fo:margin-bottom="0cm" fo:text-align="start" fo:text-indent="0cm"/>
    </style:style>
    <style:style style:name="P91" style:family="paragraph">
      <loext:graphic-properties draw:fill-color="#77bc65"/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33% 58%"/>
    </style:style>
    <style:style style:name="T5" style:family="text">
      <style:text-properties style:text-position="-33% 58%"/>
    </style:style>
    <style:style style:name="T6" style:family="text">
      <style:text-properties style:font-name="Liberation Sans2" fo:font-size="18pt" style:font-name-asian="Liberation Sans2" style:font-name-complex="Liberation Sans2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JP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Noto Sans CJK JP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8pt"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xml:id="id1" draw:id="id1" draw:layer="layout" draw:type="line" svg:x1="4.008cm" svg:y1="0.943cm" svg:x2="4cm" svg:y2="2cm" svg:d="M4008 943l-8 1057" svg:viewBox="0 0 9 1058">
          <text:p/>
        </draw:connector>
        <draw:connector draw:style-name="gr1" draw:text-style-name="P1" draw:layer="layout" draw:type="line" svg:x1="4cm" svg:y1="6cm" svg:x2="4cm" svg:y2="7cm" svg:d="M4000 6000v1000" svg:viewBox="0 0 1 1001">
          <text:p/>
        </draw:connector>
        <draw:custom-shape draw:style-name="gr2" draw:text-style-name="P3" xml:id="id2" draw:id="id2" draw:layer="layout" svg:width="1cm" svg:height="1cm" svg:x="3.5cm" svg:y="7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99cm" svg:x1="4.008cm" svg:y1="0.943cm" svg:x2="4.5cm" svg:y2="7.5cm" draw:start-shape="id1" draw:start-glue-point="2" draw:end-shape="id2" draw:end-glue-point="10" svg:d="M4008 943c4548 0 4302 6557 492 6557" svg:viewBox="0 0 3382 6558">
          <text:p/>
        </draw:connector>
        <draw:connector draw:style-name="gr1" draw:text-style-name="P1" draw:layer="layout" draw:type="line" svg:x1="4cm" svg:y1="9cm" svg:x2="4cm" svg:y2="9.99cm" svg:d="M4000 9000v990" svg:viewBox="0 0 1 991">
          <text:p/>
        </draw:connector>
        <draw:connector draw:style-name="gr1" draw:text-style-name="P1" draw:layer="layout" draw:type="line" svg:x1="16.008cm" svg:y1="4cm" svg:x2="16cm" svg:y2="5.057cm" svg:d="M16008 4000l-8 1057" svg:viewBox="0 0 9 1058">
          <text:p/>
        </draw:connector>
        <draw:connector draw:style-name="gr1" draw:text-style-name="P1" draw:layer="layout" draw:type="line" svg:x1="4.008cm" svg:y1="3.943cm" svg:x2="4cm" svg:y2="5cm" svg:d="M4008 3943l-8 1057" svg:viewBox="0 0 9 1058">
          <text:p/>
        </draw:connector>
        <draw:connector draw:style-name="gr1" draw:text-style-name="P1" draw:layer="layout" draw:type="line" svg:x1="21.008cm" svg:y1="4cm" svg:x2="21cm" svg:y2="5.057cm" svg:d="M21008 4000l-8 1057" svg:viewBox="0 0 9 1058">
          <text:p/>
        </draw:connector>
        <draw:connector draw:style-name="gr1" draw:text-style-name="P1" draw:layer="layout" draw:type="line" svg:x1="26cm" svg:y1="3cm" svg:x2="25.992cm" svg:y2="5.057cm" svg:d="M26000 3000l-8 2057" svg:viewBox="0 0 9 2058">
          <text:p/>
        </draw:connector>
        <draw:connector draw:style-name="gr1" draw:text-style-name="P1" xml:id="id3" draw:id="id3" draw:layer="layout" draw:type="line" svg:x1="18.508cm" svg:y1="1cm" svg:x2="11cm" svg:y2="2cm" svg:d="M18508 1000l-7508 1000" svg:viewBox="0 0 7509 1001">
          <text:p/>
        </draw:connector>
        <draw:connector draw:style-name="gr1" draw:text-style-name="P1" draw:layer="layout" draw:type="line" svg:x1="18.508cm" svg:y1="1cm" svg:x2="16cm" svg:y2="2cm" draw:start-shape="id3" draw:start-glue-point="2" svg:d="M18508 1000l-2508 1000" svg:viewBox="0 0 2509 1001">
          <text:p/>
        </draw:connector>
        <draw:connector draw:style-name="gr1" draw:text-style-name="P1" draw:layer="layout" draw:type="line" svg:x1="18.508cm" svg:y1="1cm" svg:x2="21cm" svg:y2="2cm" draw:start-shape="id3" draw:start-glue-point="2" svg:d="M18508 1000l2492 1000" svg:viewBox="0 0 2493 1001">
          <text:p/>
        </draw:connector>
        <draw:connector draw:style-name="gr1" draw:text-style-name="P1" draw:layer="layout" draw:type="line" svg:x1="18.508cm" svg:y1="1cm" svg:x2="26cm" svg:y2="2cm" draw:start-shape="id3" draw:start-glue-point="2" svg:d="M18508 1000l7492 1000" svg:viewBox="0 0 7493 1001">
          <text:p/>
        </draw:connector>
        <draw:custom-shape draw:style-name="gr2" draw:text-style-name="P3" xml:id="id4" draw:id="id4" draw:layer="layout" svg:width="1cm" svg:height="1cm" svg:x="18cm" svg:y="8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cm" svg:y1="7cm" svg:x2="18.146cm" svg:y2="8.146cm" draw:end-shape="id4" draw:end-glue-point="5" svg:d="M16000 7000l2146 1146" svg:viewBox="0 0 2147 1147">
          <text:p/>
        </draw:connector>
        <draw:connector draw:style-name="gr1" draw:text-style-name="P1" draw:layer="layout" draw:type="line" svg:x1="21cm" svg:y1="7cm" svg:x2="18.854cm" svg:y2="8.146cm" draw:end-shape="id4" draw:end-glue-point="11" svg:d="M21000 7000l-2146 1146" svg:viewBox="0 0 2147 1147">
          <text:p/>
        </draw:connector>
        <draw:connector draw:style-name="gr1" draw:text-style-name="P1" draw:layer="layout" draw:type="line" svg:x1="26cm" svg:y1="7cm" svg:x2="19cm" svg:y2="8.5cm" draw:end-shape="id4" draw:end-glue-point="10" svg:d="M26000 7000l-7000 1500" svg:viewBox="0 0 7001 1501">
          <text:p/>
        </draw:connector>
        <draw:connector draw:style-name="gr1" draw:text-style-name="P1" draw:layer="layout" draw:type="line" svg:x1="18.5cm" svg:y1="9cm" svg:x2="18.5cm" svg:y2="9.99cm" svg:d="M18500 9000v990" svg:viewBox="0 0 1 991">
          <text:p/>
        </draw:connector>
        <draw:custom-shape draw:style-name="gr3" draw:text-style-name="P4" draw:layer="layout" svg:width="3cm" svg:height="1cm" svg:x="2.5cm" svg:y="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.501cm" svg:y="8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3cm" svg:height="1cm" svg:x="9.501cm" svg:y="3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1.001cm" svg:y1="4.001cm" svg:x2="18cm" svg:y2="8.5cm" draw:start-shape="id5" draw:start-glue-point="2" draw:end-shape="id4" draw:end-glue-point="6" svg:d="M11001 4001c0 3000 2333 4499 6999 4499" svg:viewBox="0 0 7000 4500">
          <text:p/>
        </draw:connector>
        <draw:custom-shape draw:style-name="gr4" draw:text-style-name="P2" draw:layer="layout" svg:width="4cm" svg:height="0.99cm" svg:x="2.001cm" svg:y="2.001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.002cm" svg:y="5.002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9.002cm" svg:y="2.002cm">
          <text:p text:style-name="P2">Conv 1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3cm" svg:y="2.003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cm" svg:y="2cm">
          <text:p text:style-name="P2"><text:span text:style-name="T3">Ma</text:span><text:span text:style-name="T3">x </text:span><text:span text:style-name="T3">Po</text:span><text:span text:style-name="T3">ol </text:span><text:span text:style-name="T3">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4cm" svg:y="2.004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4cm" svg:y="5.004cm">
          <text:p text:style-name="P2"><text:span text:style-name="T3">Conv </text:span><text:span text:style-name="T3">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5cm" svg:y="5.005cm">
          <text:p text:style-name="P2"><text:span text:style-name="T3">C</text:span><text:span text:style-name="T3">on</text:span><text:span text:style-name="T3">v </text:span><text:span text:style-name="T3">5</text:span><text:span text:style-name="T2">×</text:span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.006cm" svg:y="5.006cm">
          <text:p text:style-name="P2"><text:span text:style-name="T3">Conv </text:span><text:span text:style-name="T3">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6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04cm" svg:height="0.962cm" svg:x="2.7cm" svg:y="12.7cm">
          <draw:text-box>
            <text:p>skip_connection</text:p>
          </draw:text-box>
        </draw:frame>
        <draw:frame draw:style-name="gr6" draw:text-style-name="P5" draw:layer="layout" svg:width="3.034cm" svg:height="0.962cm" svg:x="16.2cm" svg:y="11.1cm">
          <draw:text-box>
            <text:p>inception</text:p>
          </draw:text-box>
        </draw:frame>
      </draw:page>
      <draw:page draw:name="page2" draw:style-name="dp1" draw:master-page-name="Standard">
        <draw:connector draw:style-name="gr1" draw:text-style-name="P1" draw:layer="layout" draw:type="line" svg:x1="3.008cm" svg:y1="1cm" svg:x2="3.008cm" svg:y2="4cm" svg:d="M3008 1000v3000" svg:viewBox="0 0 1 3001">
          <text:p/>
        </draw:connector>
        <draw:connector draw:style-name="gr7" draw:text-style-name="P7" draw:layer="layout" draw:type="line" svg:x1="3cm" svg:y1="11cm" svg:x2="3cm" svg:y2="12cm" svg:d="M3000 11000v1000" svg:viewBox="0 0 1 1001">
          <text:p text:style-name="P6">k</text:p>
        </draw:connector>
        <draw:connector draw:style-name="gr1" draw:text-style-name="P1" draw:layer="layout" draw:type="line" svg:x1="8.008cm" svg:y1="1cm" svg:x2="8.008cm" svg:y2="4cm" svg:d="M8008 1000v3000" svg:viewBox="0 0 1 3001">
          <text:p/>
        </draw:connector>
        <draw:custom-shape draw:style-name="gr8" draw:text-style-name="P2" draw:layer="layout" svg:width="3cm" svg:height="1cm" svg:x="56cm" svg:y="4.4cm">
          <text:p text:style-name="P2">BN-Relu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7.508cm" svg:y1="1.4cm" svg:x2="57.508cm" svg:y2="4.4cm" svg:d="M57508 1400v3000" svg:viewBox="0 0 1 3001">
          <text:p/>
        </draw:connector>
        <draw:connector draw:style-name="gr1" draw:text-style-name="P1" draw:layer="layout" draw:type="line" svg:x1="57.508cm" svg:y1="5.4cm" svg:x2="57.508cm" svg:y2="6.4cm" svg:d="M57508 5400v1000" svg:viewBox="0 0 1 1001">
          <text:p/>
        </draw:connector>
        <draw:custom-shape draw:style-name="gr8" draw:text-style-name="P2" draw:layer="layout" svg:width="3cm" svg:height="1cm" svg:x="56cm" svg:y="10.4cm">
          <text:p text:style-name="P2">BN-Rel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57.508cm" svg:y1="11.4cm" svg:x2="57.508cm" svg:y2="12.4cm" svg:d="M57508 11400v1000" svg:viewBox="0 0 1 1001">
          <text:p/>
        </draw:connector>
        <draw:connector draw:style-name="gr1" draw:text-style-name="P1" draw:layer="layout" draw:type="line" svg:x1="57.508cm" svg:y1="13.4cm" svg:x2="57.508cm" svg:y2="14.4cm" svg:d="M57508 13400v1000" svg:viewBox="0 0 1 1001">
          <text:p/>
        </draw:connector>
        <draw:connector draw:style-name="gr1" draw:text-style-name="P1" draw:layer="layout" draw:type="line" svg:x1="57.508cm" svg:y1="9.4cm" svg:x2="57.508cm" svg:y2="10.4cm" svg:d="M57508 9400v1000" svg:viewBox="0 0 1 1001">
          <text:p/>
        </draw:connector>
        <draw:connector draw:style-name="gr1" draw:text-style-name="P1" draw:layer="layout" draw:type="line" svg:x1="57.508cm" svg:y1="7.4cm" svg:x2="57.508cm" svg:y2="8.4cm" svg:d="M57508 7400v1000" svg:viewBox="0 0 1 1001">
          <text:p/>
        </draw:connector>
        <draw:custom-shape draw:style-name="gr8" draw:text-style-name="P2" draw:layer="layout" svg:width="3cm" svg:height="1cm" svg:x="56cm" svg:y="8.4cm">
          <text:p text:style-name="P2">Ch shuff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3.008cm" svg:y1="3cm" svg:x2="13.008cm" svg:y2="4cm" svg:d="M13008 3000v1000" svg:viewBox="0 0 1 1001">
          <text:p/>
        </draw:connector>
        <draw:connector draw:style-name="gr1" draw:text-style-name="P1" draw:layer="layout" draw:type="line" svg:x1="13.008cm" svg:y1="1cm" svg:x2="13.008cm" svg:y2="2cm" svg:d="M13008 1000v1000" svg:viewBox="0 0 1 1001">
          <text:p/>
        </draw:connector>
        <draw:custom-shape draw:style-name="gr9" draw:text-style-name="P2" draw:layer="layout" svg:width="4cm" svg:height="1cm" svg:x="11cm" svg:y="5cm">
          <text:p text:style-name="P2"><text:span text:style-name="T3">G-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5.001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1cm" svg:y="10cm">
          <text:p text:style-name="P2"><text:span text:style-name="T3">G-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10.001cm">
          <text:p text:style-name="P2"><text:span text:style-name="T3">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6cm" svg:y="10.001cm">
          <text:p text:style-name="P2"><text:span text:style-name="T3">G-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1cm" svg:y="4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cm" svg:y="7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01cm" svg:y="2.001cm">
          <text:p text:style-name="P2">Ch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6.501cm" svg:y="7.001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8cm" svg:y1="11cm" svg:x2="8cm" svg:y2="12cm" svg:d="M8000 11000v1000" svg:viewBox="0 0 1 1001">
          <text:p text:style-name="P6">2<text:span text:style-name="T4">i</text:span>*k<text:span text:style-name="T5">0</text:span></text:p>
        </draw:connector>
        <draw:connector draw:style-name="gr7" draw:text-style-name="P7" draw:layer="layout" draw:type="line" svg:x1="13cm" svg:y1="11cm" svg:x2="13cm" svg:y2="12cm" svg:d="M13000 11000v1000" svg:viewBox="0 0 1 1001">
          <text:p text:style-name="P6">2<text:span text:style-name="T4">i</text:span>*k<text:span text:style-name="T5">0</text:span></text:p>
        </draw:connector>
        <draw:connector draw:style-name="gr7" draw:text-style-name="P7" draw:layer="layout" draw:type="line" svg:x1="8.01cm" svg:y1="8cm" svg:x2="8.01cm" svg:y2="9cm" svg:d="M8010 8000v1000" svg:viewBox="0 0 1 1001">
          <text:p text:style-name="P6">k*mult</text:p>
        </draw:connector>
        <draw:connector draw:style-name="gr7" draw:text-style-name="P7" draw:layer="layout" draw:type="line" svg:x1="13cm" svg:y1="6cm" svg:x2="13cm" svg:y2="7cm" svg:d="M13000 6000v1000" svg:viewBox="0 0 1 1001">
          <text:p text:style-name="P6">k*mult</text:p>
        </draw:connector>
        <draw:connector draw:style-name="gr7" draw:text-style-name="P7" draw:layer="layout" draw:type="line" svg:x1="13cm" svg:y1="8cm" svg:x2="13cm" svg:y2="9cm" svg:d="M13000 8000v1000" svg:viewBox="0 0 1 1001">
          <text:p text:style-name="P6">k*mult</text:p>
        </draw:connector>
        <draw:connector draw:style-name="gr7" draw:text-style-name="P7" draw:layer="layout" draw:type="line" svg:x1="8cm" svg:y1="6cm" svg:x2="8cm" svg:y2="7cm" svg:d="M8000 6000v1000" svg:viewBox="0 0 1 1001">
          <text:p text:style-name="P6">k*mult</text:p>
        </draw:connector>
        <draw:connector draw:style-name="gr7" draw:text-style-name="P7" draw:layer="layout" draw:type="line" svg:x1="3cm" svg:y1="6cm" svg:x2="3cm" svg:y2="9cm" svg:d="M3000 6000v3000" svg:viewBox="0 0 1 3001">
          <text:p text:style-name="P6">k*mult</text:p>
        </draw:connector>
        <draw:connector draw:style-name="gr7" draw:text-style-name="P7" draw:layer="layout" draw:type="line" svg:x1="19cm" svg:y1="1cm" svg:x2="19cm" svg:y2="2cm" svg:d="M19000 1000v1000" svg:viewBox="0 0 1 1001">
          <text:p text:style-name="P6">x</text:p>
        </draw:connector>
        <draw:connector draw:style-name="gr7" draw:text-style-name="P7" draw:layer="layout" draw:type="line" svg:x1="19cm" svg:y1="3.999cm" svg:x2="19cm" svg:y2="4.999cm" svg:d="M19000 3999v1000" svg:viewBox="0 0 1 1001">
          <text:p text:style-name="P6">x</text:p>
        </draw:connector>
        <draw:custom-shape draw:style-name="gr3" draw:text-style-name="P4" draw:layer="layout" svg:width="3cm" svg:height="1cm" svg:x="17.5cm" svg:y="3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5cm">
          <text:p text:style-name="P2"><text:span text:style-name="T3">D-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9cm" svg:y1="6.999cm" svg:x2="19cm" svg:y2="7.999cm" svg:d="M19000 6999v1000" svg:viewBox="0 0 1 1001">
          <text:p text:style-name="P6">x</text:p>
        </draw:connector>
        <draw:custom-shape draw:style-name="gr3" draw:text-style-name="P4" draw:layer="layout" svg:width="3cm" svg:height="1cm" svg:x="17.5cm" svg:y="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8.001cm">
          <text:p text:style-name="P2"><text:span text:style-name="T3">Max-Pool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7" draw:id="id7" draw:layer="layout" svg:width="4cm" svg:height="1cm" svg:x="23cm" svg:y="2.001cm">
          <text:p text:style-name="P2"><text:span text:style-name="T3">D-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3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4cm" svg:x2="25cm" svg:y2="5cm" svg:d="M25000 4000v1000" svg:viewBox="0 0 1 1001">
          <text:p text:style-name="P6">x</text:p>
        </draw:connector>
        <draw:custom-shape draw:style-name="gr9" draw:text-style-name="P2" draw:layer="layout" svg:width="4cm" svg:height="1cm" svg:x="23cm" svg:y="5.002cm">
          <text:p text:style-name="P2"><text:span text:style-name="T3">Conv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7.002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cm" svg:height="1cm" svg:x="23.501cm" svg:y="6.003cm">
          <text:p text:style-name="P2"><text:span text:style-name="T3">Stride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8cm" svg:x2="25cm" svg:y2="9cm" svg:d="M25000 8000v1000" svg:viewBox="0 0 1 1001">
          <text:p text:style-name="P6">2x</text:p>
        </draw:connector>
        <draw:connector draw:style-name="gr1" draw:text-style-name="P1" draw:layer="layout" draw:type="curve" draw:line-skew="0.369cm 0cm -0.475cm" svg:x1="19.002cm" svg:y1="10.004cm" svg:x2="25cm" svg:y2="2.001cm" draw:start-shape="id6" draw:start-glue-point="2" draw:end-shape="id7" draw:end-glue-point="0" svg:d="M19002 10004c0 1306 2750 871 2750-4054s3248-5413 3248-3949" svg:viewBox="0 0 5999 9360">
          <text:p/>
        </draw:connector>
        <draw:frame draw:style-name="gr12" draw:text-style-name="P5" draw:layer="layout" svg:width="0.82cm" svg:height="0.962cm" svg:x="22cm" svg:y="5.2cm">
          <draw:text-box>
            <text:p>x</text:p>
          </draw:text-box>
        </draw:frame>
        <draw:custom-shape draw:style-name="gr11" draw:text-style-name="P9" xml:id="id6" draw:id="id6" draw:layer="layout" svg:width="3cm" svg:height="1cm" svg:x="17.502cm" svg:y="9.004cm">
          <text:p text:style-name="P2"><text:span text:style-name="T3">Stride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2cm" svg:y="9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2cm" svg:y="4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3cm" svg:y="9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3cm" svg:y="4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4cm" svg:y="9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4cm" svg:height="0.99cm" svg:x="6.002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4cm" svg:height="1cm" svg:x="6cm" svg:y="5.002cm">
          <text:p text:style-name="P2"><text:span text:style-name="T3">L-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5.074cm" svg:height="0.962cm" svg:x="4.126cm" svg:y="13.538cm">
          <draw:text-box>
            <text:p>condense_block</text:p>
          </draw:text-box>
        </draw:frame>
        <draw:frame draw:style-name="gr16" draw:text-style-name="P5" draw:layer="layout" svg:width="3.906cm" svg:height="0.962cm" svg:x="20.694cm" svg:y="11.338cm">
          <draw:text-box>
            <text:p>effnet_block</text:p>
          </draw:text-box>
        </draw:frame>
      </draw:page>
      <draw:page draw:name="page3" draw:style-name="dp1" draw:master-page-name="Standard">
        <draw:custom-shape draw:style-name="gr17" draw:text-style-name="P11" draw:layer="layout" svg:width="4cm" svg:height="1.002cm" svg:x="1cm" svg:y="18.5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0" draw:id="id10" draw:layer="layout" draw:type="line" svg:x1="3cm" svg:y1="17.499cm" svg:x2="3cm" svg:y2="18.5cm" svg:d="M3000 17499v1001" svg:viewBox="0 0 1 1002">
          <text:p text:style-name="P6">x</text:p>
        </draw:connector>
        <draw:custom-shape draw:style-name="gr18" draw:text-style-name="P12" draw:layer="layout" svg:width="3cm" svg:height="1.001cm" svg:x="1.5cm" svg:y="19.499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.006cm" svg:y1="20.499cm" svg:x2="3.006cm" svg:y2="21.5cm" svg:d="M3006 20499v1001" svg:viewBox="0 0 1 1002">
          <text:p text:style-name="P6">kx</text:p>
        </draw:connector>
        <draw:custom-shape draw:style-name="gr2" draw:text-style-name="P3" xml:id="id11" draw:id="id11" draw:layer="layout" svg:width="1cm" svg:height="1cm" svg:x="8.5cm" svg:y="21.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cm" svg:y="21.5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8" draw:id="id8" draw:layer="layout" svg:width="3cm" svg:height="1.001cm" svg:x="1.5cm" svg:y="22.499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9" draw:id="id9" draw:layer="layout" svg:width="4cm" svg:height="1.002cm" svg:x="7cm" svg:y="18.5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7.5cm" svg:y="19.4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006cm" svg:y1="20.499cm" svg:x2="9.006cm" svg:y2="21.5cm" svg:d="M9006 20499v1001" svg:viewBox="0 0 1 1002">
          <text:p text:style-name="P6">x</text:p>
        </draw:connector>
        <draw:connector draw:style-name="gr7" draw:text-style-name="P16" draw:layer="layout" draw:type="curve" svg:x1="3cm" svg:y1="23.5cm" svg:x2="9cm" svg:y2="18.5cm" draw:start-shape="id8" draw:start-glue-point="2" draw:end-shape="id9" draw:end-glue-point="0" svg:d="M3000 23500c0 751 2751 501 2751-2500s3249-3251 3249-2500" svg:viewBox="0 0 6001 5717">
          <text:p text:style-name="P15"><text:s text:c="4"/>kx</text:p>
        </draw:connector>
        <draw:connector draw:style-name="gr7" draw:text-style-name="P18" draw:layer="layout" draw:type="lines" draw:line-skew="8.539cm 0.859cm" svg:x1="3cm" svg:y1="17.499cm" svg:x2="9.5cm" svg:y2="22cm" draw:start-shape="id10" draw:start-glue-point="2" draw:end-shape="id11" draw:end-glue-point="10" svg:d="M3000 17499h9800l-1900 4501h-1400" svg:viewBox="0 0 9801 4502">
          <text:p text:style-name="P17">x</text:p>
        </draw:connector>
        <draw:connector draw:style-name="gr7" draw:text-style-name="P7" draw:layer="layout" draw:type="line" svg:x1="9.006cm" svg:y1="22.499cm" svg:x2="9.006cm" svg:y2="23.5cm" svg:d="M9006 22499v1001" svg:viewBox="0 0 1 1002">
          <text:p text:style-name="P6">x</text:p>
        </draw:connector>
        <draw:frame draw:style-name="gr15" draw:text-style-name="P19" draw:layer="layout" svg:width="5.074cm" svg:height="0.962cm" svg:x="2.8cm" svg:y="26cm">
          <draw:text-box>
            <text:p><text:span text:style-name="T7">mobilenet_block</text:span></text:p>
          </draw:text-box>
        </draw:frame>
        <draw:custom-shape draw:style-name="gr17" draw:text-style-name="P2" draw:layer="layout" svg:width="4cm" svg:height="1.002cm" svg:x="1cm" svg:y="2.00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4" draw:id="id14" draw:layer="layout" draw:type="line" svg:x1="3cm" svg:y1="1.001cm" svg:x2="3cm" svg:y2="2.002cm" svg:d="M3000 1001v1001" svg:viewBox="0 0 1 1002">
          <text:p text:style-name="P6">x</text:p>
        </draw:connector>
        <draw:connector draw:style-name="gr7" draw:text-style-name="P7" draw:layer="layout" draw:type="line" svg:x1="3cm" svg:y1="4.004cm" svg:x2="3cm" svg:y2="5.005cm" svg:d="M3000 4004v1001" svg:viewBox="0 0 1 1002">
          <text:p text:style-name="P6">x/2</text:p>
        </draw:connector>
        <draw:custom-shape draw:style-name="gr18" draw:text-style-name="P4" draw:layer="layout" svg:width="3cm" svg:height="1.001cm" svg:x="1.5cm" svg:y="3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cm" svg:height="1.001cm" svg:x="1cm" svg:y="5.006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.007cm" svg:x2="3cm" svg:y2="8.009cm" svg:d="M3000 7007v1002" svg:viewBox="0 0 1 1003">
          <text:p text:style-name="P6">x/4</text:p>
        </draw:connector>
        <draw:custom-shape draw:style-name="gr18" draw:text-style-name="P4" draw:layer="layout" svg:width="3cm" svg:height="1.001cm" svg:x="1.5cm" svg:y="6.007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3" draw:id="id13" draw:layer="layout" svg:width="4cm" svg:height="1.002cm" svg:x="7cm" svg:y="2.003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1.001cm" svg:x="7.5cm" svg:y="3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4.005cm" svg:x2="9cm" svg:y2="5.006cm" svg:d="M9000 4005v1001" svg:viewBox="0 0 1 1002">
          <text:p text:style-name="P6">x/2</text:p>
        </draw:connector>
        <draw:custom-shape draw:style-name="gr20" draw:text-style-name="P2" draw:layer="layout" svg:width="4cm" svg:height="1.001cm" svg:x="7cm" svg:y="5.00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cm" svg:height="1.002cm" svg:x="7.5cm" svg:y="6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7.01cm" svg:x2="9cm" svg:y2="8.011cm" svg:d="M9000 7010v1001" svg:viewBox="0 0 1 1002">
          <text:p text:style-name="P6">x</text:p>
        </draw:connector>
        <draw:custom-shape draw:style-name="gr22" draw:text-style-name="P2" draw:layer="layout" svg:width="4cm" svg:height="1.005cm" svg:x="1cm" svg:y="8.006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xml:id="id12" draw:id="id12" draw:layer="layout" svg:width="3cm" svg:height="1.005cm" svg:x="1.5cm" svg:y="9.01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6" draw:layer="layout" draw:type="curve" draw:line-skew="0.194cm 0cm -0.207cm" svg:x1="3cm" svg:y1="10.016cm" svg:x2="9cm" svg:y2="2.003cm" draw:start-shape="id12" draw:start-glue-point="2" draw:end-shape="id13" draw:end-glue-point="0" svg:d="M3000 10016c0 1042 2751 695 2751-4013s3249-5062 3249-4000" svg:viewBox="0 0 6001 8993">
          <text:p text:style-name="P15"><text:s text:c="3"/>x/2</text:p>
        </draw:connector>
        <draw:custom-shape draw:style-name="gr2" draw:text-style-name="P3" xml:id="id15" draw:id="id15" draw:layer="layout" svg:width="1cm" svg:height="1cm" svg:x="8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9cm" svg:y1="9.001cm" svg:x2="9cm" svg:y2="10.002cm" svg:d="M9000 9001v1001" svg:viewBox="0 0 1 1002">
          <text:p text:style-name="P6">x</text:p>
        </draw:connector>
        <draw:connector draw:style-name="gr1" draw:text-style-name="P1" draw:layer="layout" draw:type="lines" draw:line-skew="8.439cm 1.559cm" svg:x1="3cm" svg:y1="1.001cm" svg:x2="9.5cm" svg:y2="8.501cm" draw:start-shape="id14" draw:start-glue-point="2" draw:end-shape="id15" draw:end-glue-point="10" svg:d="M3000 1001h9700l-1100 7500h-2100" svg:viewBox="0 0 9701 7501">
          <text:p/>
        </draw:connector>
        <draw:frame draw:style-name="gr24" draw:text-style-name="P5" draw:layer="layout" svg:width="5.921cm" svg:height="0.962cm" svg:x="2.6cm" svg:y="12.5cm">
          <draw:text-box>
            <text:p>squeezenext_block</text:p>
          </draw:text-box>
        </draw:frame>
        <draw:custom-shape draw:style-name="gr17" draw:text-style-name="P2" draw:layer="layout" svg:width="4cm" svg:height="1.002cm" svg:x="15.4cm" svg:y="2.003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8" draw:id="id18" draw:layer="layout" draw:type="line" svg:x1="17.4cm" svg:y1="1.002cm" svg:x2="17.4cm" svg:y2="2.003cm" svg:d="M17400 1002v1001" svg:viewBox="0 0 1 1002">
          <text:p text:style-name="P6">x</text:p>
        </draw:connector>
        <draw:connector draw:style-name="gr7" draw:text-style-name="P7" draw:layer="layout" draw:type="line" svg:x1="17.4cm" svg:y1="5.005cm" svg:x2="17.4cm" svg:y2="6.006cm" svg:d="M17400 5005v1001" svg:viewBox="0 0 1 1002">
          <text:p text:style-name="P6">x</text:p>
        </draw:connector>
        <draw:custom-shape draw:style-name="gr18" draw:text-style-name="P4" draw:layer="layout" svg:width="3cm" svg:height="1.001cm" svg:x="15.9cm" svg:y="4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cm" svg:height="1.001cm" svg:x="15.4cm" svg:y="6.00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7.4cm" svg:y1="8.008cm" svg:x2="17.4cm" svg:y2="9.01cm" svg:d="M17400 8008v1002" svg:viewBox="0 0 1 1003">
          <text:p text:style-name="P6">x/2</text:p>
        </draw:connector>
        <draw:custom-shape draw:style-name="gr18" draw:text-style-name="P4" draw:layer="layout" svg:width="3cm" svg:height="1.001cm" svg:x="15.9cm" svg:y="7.008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7" draw:id="id17" draw:layer="layout" svg:width="4cm" svg:height="1.002cm" svg:x="21.4cm" svg:y="2.004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1.001cm" svg:x="21.9cm" svg:y="3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3.4cm" svg:y1="4.006cm" svg:x2="23.4cm" svg:y2="5.007cm" svg:d="M23400 4006v1001" svg:viewBox="0 0 1 1002">
          <text:p text:style-name="P6">x</text:p>
        </draw:connector>
        <draw:custom-shape draw:style-name="gr20" draw:text-style-name="P2" draw:layer="layout" svg:width="4cm" svg:height="1.001cm" svg:x="21.4cm" svg:y="5.009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cm" svg:height="1.002cm" svg:x="21.9cm" svg:y="6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3.4cm" svg:y1="7.011cm" svg:x2="23.4cm" svg:y2="8.012cm" svg:d="M23400 7011v1001" svg:viewBox="0 0 1 1002">
          <text:p text:style-name="P6">2x</text:p>
        </draw:connector>
        <draw:custom-shape draw:style-name="gr22" draw:text-style-name="P2" draw:layer="layout" svg:width="4cm" svg:height="1.005cm" svg:x="15.4cm" svg:y="9.007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xml:id="id16" draw:id="id16" draw:layer="layout" svg:width="3cm" svg:height="1.005cm" svg:x="15.9cm" svg:y="10.01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6" draw:layer="layout" draw:type="curve" draw:line-skew="0.194cm 0cm -0.207cm" svg:x1="17.4cm" svg:y1="11.017cm" svg:x2="23.4cm" svg:y2="2.004cm" draw:start-shape="id16" draw:start-glue-point="2" draw:end-shape="id17" draw:end-glue-point="0" svg:d="M17400 11017c0 1042 2751 695 2751-4513s3249-5562 3249-4500" svg:viewBox="0 0 6001 9970">
          <text:p text:style-name="P15"><text:s text:c="3"/>x</text:p>
        </draw:connector>
        <draw:custom-shape draw:style-name="gr2" draw:text-style-name="P3" xml:id="id21" draw:id="id21" draw:layer="layout" svg:width="1cm" svg:height="1cm" svg:x="22.9cm" svg:y="8.002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3.4cm" svg:y1="9.002cm" svg:x2="23.4cm" svg:y2="10.003cm" svg:d="M23400 9002v1001" svg:viewBox="0 0 1 1002">
          <text:p text:style-name="P6">2x</text:p>
        </draw:connector>
        <draw:frame draw:style-name="gr24" draw:text-style-name="P5" draw:layer="layout" svg:width="8.173cm" svg:height="0.962cm" svg:x="17.901cm" svg:y="12.5cm">
          <draw:text-box>
            <text:p>squeezenext_block_strided</text:p>
          </draw:text-box>
        </draw:frame>
        <draw:custom-shape draw:style-name="gr11" draw:text-style-name="P20" draw:layer="layout" svg:width="3cm" svg:height="1cm" svg:x="15.9cm" svg:y="3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9" draw:id="id19" draw:layer="layout" svg:width="4cm" svg:height="1.002cm" svg:x="26.1cm" svg:y="2.004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20" draw:id="id20" draw:layer="layout" svg:width="3cm" svg:height="1.001cm" svg:x="26.6cm" svg:y="4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26.6cm" svg:y="3.006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7.4cm" svg:y1="1.002cm" svg:x2="28.1cm" svg:y2="2.004cm" draw:start-shape="id18" draw:start-glue-point="2" draw:end-shape="id19" draw:end-glue-point="0" svg:d="M17400 1002h10700v1002" svg:viewBox="0 0 10701 1003">
          <text:p/>
        </draw:connector>
        <draw:connector draw:style-name="gr1" draw:text-style-name="P1" draw:layer="layout" svg:x1="28.1cm" svg:y1="5.007cm" svg:x2="23.9cm" svg:y2="8.502cm" draw:start-shape="id20" draw:start-glue-point="2" draw:end-shape="id21" draw:end-glue-point="10" svg:d="M28100 5007v3495h-4200" svg:viewBox="0 0 4201 3496">
          <text:p/>
        </draw:connector>
        <draw:frame draw:style-name="gr25" draw:text-style-name="P5" draw:layer="layout" svg:width="1.171cm" svg:height="0.962cm" svg:x="28.2cm" svg:y="6.1cm">
          <draw:text-box>
            <text:p>2x</text:p>
          </draw:text-box>
        </draw:frame>
      </draw:page>
      <draw:page draw:name="page4" draw:style-name="dp1" draw:master-page-name="Standard">
        <draw:custom-shape draw:style-name="gr9" draw:text-style-name="P11" draw:layer="layout" svg:width="4cm" svg:height="1cm" svg:x="1cm" svg:y="4.001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1.503cm" svg:y="1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3cm" svg:height="1cm" svg:x="1.501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1cm" svg:x2="3cm" svg:y2="12cm" svg:d="M3000 11000v1000" svg:viewBox="0 0 1 1001">
          <text:p text:style-name="P6">x/4</text:p>
        </draw:connector>
        <draw:connector draw:style-name="gr7" draw:text-style-name="P7" draw:layer="layout" draw:type="line" svg:x1="3.01cm" svg:y1="8cm" svg:x2="3.01cm" svg:y2="9cm" svg:d="M3010 8000v1000" svg:viewBox="0 0 1 1001">
          <text:p text:style-name="P6">x/4</text:p>
        </draw:connector>
        <draw:connector draw:style-name="gr7" draw:text-style-name="P7" draw:layer="layout" draw:type="line" svg:x1="3cm" svg:y1="6cm" svg:x2="3cm" svg:y2="7cm" svg:d="M3000 6000v1000" svg:viewBox="0 0 1 1001">
          <text:p text:style-name="P6">x/4</text:p>
        </draw:connector>
        <draw:connector draw:style-name="gr7" draw:text-style-name="P7" xml:id="id22" draw:id="id22" draw:layer="layout" draw:type="line" svg:x1="3cm" svg:y1="1.006cm" svg:x2="3cm" svg:y2="4.006cm" svg:d="M3000 1006v3000" svg:viewBox="0 0 1 3001">
          <text:p text:style-name="P6">x</text:p>
        </draw:connector>
        <draw:custom-shape draw:style-name="gr9" draw:text-style-name="P11" draw:layer="layout" svg:width="4cm" svg:height="1cm" svg:x="1cm" svg:y="12.002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1.503cm" svg:y="13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1cm" svg:height="1cm" svg:x="2.499cm" svg:y="1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1.5cm" svg:y="16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3" draw:layer="layout" draw:type="curve" draw:line-skew="1.75cm" svg:x1="3cm" svg:y1="1.006cm" svg:x2="3.499cm" svg:y2="15.5cm" draw:start-shape="id22" draw:start-glue-point="2" draw:end-shape="id23" draw:end-glue-point="10" svg:d="M3000 1006c4516 0 4267 14494 499 14494" svg:viewBox="0 0 3358 14495">
          <text:p text:style-name="P22">x</text:p>
        </draw:connector>
        <draw:connector draw:style-name="gr7" draw:text-style-name="P7" draw:layer="layout" draw:type="line" svg:x1="3.006cm" svg:y1="17cm" svg:x2="3.006cm" svg:y2="19cm" svg:d="M3006 17000v2000" svg:viewBox="0 0 1 2001">
          <text:p text:style-name="P6">x</text:p>
        </draw:connector>
        <draw:custom-shape draw:style-name="gr9" draw:text-style-name="P11" draw:layer="layout" svg:width="4cm" svg:height="1cm" svg:x="8cm" svg:y="4.001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8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8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8.503cm" svg:y="11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3cm" svg:height="1cm" svg:x="8.501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0cm" svg:y1="12cm" svg:x2="10cm" svg:y2="13cm" svg:d="M10000 12000v1000" svg:viewBox="0 0 1 1001">
          <text:p text:style-name="P6">x/4</text:p>
        </draw:connector>
        <draw:connector draw:style-name="gr7" draw:text-style-name="P7" draw:layer="layout" draw:type="line" svg:x1="10.01cm" svg:y1="8cm" svg:x2="10.01cm" svg:y2="9cm" svg:d="M10010 8000v1000" svg:viewBox="0 0 1 1001">
          <text:p text:style-name="P6">x/4</text:p>
        </draw:connector>
        <draw:connector draw:style-name="gr7" draw:text-style-name="P7" draw:layer="layout" draw:type="line" svg:x1="10cm" svg:y1="6cm" svg:x2="10cm" svg:y2="7cm" svg:d="M10000 6000v1000" svg:viewBox="0 0 1 1001">
          <text:p text:style-name="P6">x/4</text:p>
        </draw:connector>
        <draw:connector draw:style-name="gr7" draw:text-style-name="P7" xml:id="id24" draw:id="id24" draw:layer="layout" draw:type="line" svg:x1="9.987cm" svg:y1="0.969cm" svg:x2="9.987cm" svg:y2="3.969cm" svg:d="M9987 969v3000" svg:viewBox="0 0 1 3001">
          <text:p text:style-name="P6">x</text:p>
        </draw:connector>
        <draw:custom-shape draw:style-name="gr9" draw:text-style-name="P11" draw:layer="layout" svg:width="4cm" svg:height="1cm" svg:x="8cm" svg:y="13.002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8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7" draw:id="id27" draw:layer="layout" svg:width="1cm" svg:height="1cm" svg:x="9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8.5cm" svg:y="17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5" draw:layer="layout" draw:type="curve" svg:x1="9.987cm" svg:y1="0.969cm" svg:x2="14.4cm" svg:y2="9.002cm" draw:start-shape="id24" draw:start-glue-point="2" draw:end-shape="id25" draw:end-glue-point="0" svg:d="M9987 969c2942 0 4413 2677 4413 8033" svg:viewBox="0 0 4414 8034">
          <text:p text:style-name="P24">x</text:p>
        </draw:connector>
        <draw:connector draw:style-name="gr7" draw:text-style-name="P7" draw:layer="layout" draw:type="line" svg:x1="10.006cm" svg:y1="18cm" svg:x2="10.006cm" svg:y2="19cm" svg:d="M10006 18000v1000" svg:viewBox="0 0 1 1001">
          <text:p text:style-name="P6">2x</text:p>
        </draw:connector>
        <draw:custom-shape draw:style-name="gr9" draw:text-style-name="P11" xml:id="id25" draw:id="id25" draw:layer="layout" svg:width="4cm" svg:height="1cm" svg:x="12.4cm" svg:y="9.002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26" draw:id="id26" draw:layer="layout" svg:width="3cm" svg:height="1cm" svg:x="12.904cm" svg:y="10.004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8.505cm" svg:y="10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7" draw:layer="layout" draw:type="curve" svg:x1="14.404cm" svg:y1="11.004cm" svg:x2="10.499cm" svg:y2="16.5cm" draw:start-shape="id26" draw:start-glue-point="2" draw:end-shape="id27" draw:end-glue-point="10" svg:d="M14404 11004c0 3664-1301 5496-3905 5496" svg:viewBox="0 0 3906 5497">
          <text:p text:style-name="P26">x</text:p>
        </draw:connector>
        <draw:custom-shape draw:style-name="gr9" draw:text-style-name="P11" draw:layer="layout" svg:width="4cm" svg:height="1cm" svg:x="18.004cm" svg:y="4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8.004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4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18.507cm" svg:y="1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3cm" svg:height="1cm" svg:x="18.505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0.004cm" svg:y1="11cm" svg:x2="20.004cm" svg:y2="12cm" svg:d="M20004 11000v1000" svg:viewBox="0 0 1 1001">
          <text:p text:style-name="P6">(1-r)x/2</text:p>
        </draw:connector>
        <draw:connector draw:style-name="gr7" draw:text-style-name="P7" draw:layer="layout" draw:type="line" svg:x1="20.014cm" svg:y1="8cm" svg:x2="20.014cm" svg:y2="9cm" svg:d="M20014 8000v1000" svg:viewBox="0 0 1 1001">
          <text:p text:style-name="P6">(1-r)x/2</text:p>
        </draw:connector>
        <draw:connector draw:style-name="gr7" draw:text-style-name="P7" draw:layer="layout" draw:type="line" svg:x1="20.004cm" svg:y1="6cm" svg:x2="20.004cm" svg:y2="7cm" svg:d="M20004 6000v1000" svg:viewBox="0 0 1 1001">
          <text:p text:style-name="P6">(1-r)x/2</text:p>
        </draw:connector>
        <draw:connector draw:style-name="gr7" draw:text-style-name="P7" draw:layer="layout" draw:type="line" svg:x1="20.004cm" svg:y1="3cm" svg:x2="20.004cm" svg:y2="4cm" svg:d="M20004 3000v1000" svg:viewBox="0 0 1 1001">
          <text:p text:style-name="P6">(1-r)x</text:p>
        </draw:connector>
        <draw:custom-shape draw:style-name="gr9" draw:text-style-name="P11" draw:layer="layout" svg:width="4cm" svg:height="1cm" svg:x="18.004cm" svg:y="12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7cm" svg:y="13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1cm" svg:height="1cm" svg:x="19.503cm" svg:y="15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3cm" svg:height="1cm" svg:x="18.504cm" svg:y="16.01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9" draw:layer="layout" draw:type="curve" draw:line-skew="1.593cm" svg:x1="21.504cm" svg:y1="2.497cm" svg:x2="20.503cm" svg:y2="15.5cm" draw:start-shape="id28" draw:start-glue-point="1" draw:end-shape="id29" draw:end-glue-point="10" svg:d="M21504 2497c3142 0 3643 13003-1001 13003" svg:viewBox="0 0 3424 13004">
          <text:p text:style-name="P28">rx</text:p>
        </draw:connector>
        <draw:connector draw:style-name="gr7" draw:text-style-name="P7" draw:layer="layout" draw:type="line" svg:x1="20.01cm" svg:y1="17cm" svg:x2="20.011cm" svg:y2="19cm" svg:d="M20010 17000l1 2000" svg:viewBox="0 0 2 2001">
          <text:p text:style-name="P6">x</text:p>
        </draw:connector>
        <draw:connector draw:style-name="gr7" draw:text-style-name="P7" draw:layer="layout" draw:type="line" svg:x1="20.01cm" svg:y1="1cm" svg:x2="20.01cm" svg:y2="2cm" svg:d="M20010 1000v1000" svg:viewBox="0 0 1 1001">
          <text:p text:style-name="P6">x</text:p>
        </draw:connector>
        <draw:custom-shape draw:style-name="gr27" draw:text-style-name="P21" xml:id="id28" draw:id="id28" draw:layer="layout" svg:width="3cm" svg:height="0.99cm" svg:x="18.504cm" svg:y="2.002cm">
          <text:p text:style-name="P2"><text:span text:style-name="T7">Ch 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4cm" svg:x2="3cm" svg:y2="15cm" svg:d="M3000 14000v1000" svg:viewBox="0 0 1 1001">
          <text:p text:style-name="P6">x</text:p>
        </draw:connector>
        <draw:connector draw:style-name="gr7" draw:text-style-name="P7" draw:layer="layout" draw:type="line" svg:x1="9.996cm" svg:y1="15cm" svg:x2="9.996cm" svg:y2="16cm" svg:d="M9996 15000v1000" svg:viewBox="0 0 1 1001">
          <text:p text:style-name="P6">x</text:p>
        </draw:connector>
        <draw:connector draw:style-name="gr7" draw:text-style-name="P7" draw:layer="layout" draw:type="line" svg:x1="20cm" svg:y1="14cm" svg:x2="20cm" svg:y2="15cm" svg:d="M20000 14000v1000" svg:viewBox="0 0 1 1001">
          <text:p text:style-name="P6">(1-r)x</text:p>
        </draw:connector>
        <draw:custom-shape draw:style-name="gr9" draw:text-style-name="P11" draw:layer="layout" svg:width="4cm" svg:height="1cm" svg:x="26cm" svg:y="4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6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26.503cm" svg:y="11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3cm" svg:height="1cm" svg:x="26.501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cm" svg:y1="12cm" svg:x2="28cm" svg:y2="13cm" svg:d="M28000 12000v1000" svg:viewBox="0 0 1 1001">
          <text:p text:style-name="P6">x/2</text:p>
        </draw:connector>
        <draw:connector draw:style-name="gr7" draw:text-style-name="P7" draw:layer="layout" draw:type="line" svg:x1="28.01cm" svg:y1="8cm" svg:x2="28.01cm" svg:y2="9cm" svg:d="M28010 8000v1000" svg:viewBox="0 0 1 1001">
          <text:p text:style-name="P6">x/2</text:p>
        </draw:connector>
        <draw:connector draw:style-name="gr7" draw:text-style-name="P7" draw:layer="layout" draw:type="line" svg:x1="28cm" svg:y1="6cm" svg:x2="28cm" svg:y2="7cm" svg:d="M28000 6000v1000" svg:viewBox="0 0 1 1001">
          <text:p text:style-name="P6">x/2</text:p>
        </draw:connector>
        <draw:connector draw:style-name="gr7" draw:text-style-name="P7" xml:id="id30" draw:id="id30" draw:layer="layout" draw:type="line" svg:x1="28cm" svg:y1="1cm" svg:x2="28cm" svg:y2="3.994cm" svg:d="M28000 1000v2994" svg:viewBox="0 0 1 2995">
          <text:p text:style-name="P6">x</text:p>
        </draw:connector>
        <draw:custom-shape draw:style-name="gr9" draw:text-style-name="P11" draw:layer="layout" svg:width="4cm" svg:height="1cm" svg:x="26cm" svg:y="13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03cm" svg:y="14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3" draw:id="id33" draw:layer="layout" svg:width="1cm" svg:height="1cm" svg:x="27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3cm" svg:height="1cm" svg:x="26.5cm" svg:y="17.01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.006cm" svg:y1="18cm" svg:x2="28.006cm" svg:y2="19cm" svg:d="M28006 18000v1000" svg:viewBox="0 0 1 1001">
          <text:p text:style-name="P6">2x</text:p>
        </draw:connector>
        <draw:connector draw:style-name="gr7" draw:text-style-name="P7" draw:layer="layout" draw:type="line" svg:x1="27.996cm" svg:y1="15cm" svg:x2="27.996cm" svg:y2="16cm" svg:d="M27996 15000v1000" svg:viewBox="0 0 1 1001">
          <text:p text:style-name="P6">x</text:p>
        </draw:connector>
        <draw:custom-shape draw:style-name="gr11" draw:text-style-name="P20" draw:layer="layout" svg:width="3cm" svg:height="1cm" svg:x="26.503cm" svg:y="10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1" draw:id="id31" draw:layer="layout" svg:width="4cm" svg:height="1cm" svg:x="31cm" svg:y="9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31.503cm" svg:y="11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3cm" svg:y1="12.001cm" svg:x2="33cm" svg:y2="13.001cm" svg:d="M33000 12001v1000" svg:viewBox="0 0 1 1001">
          <text:p text:style-name="P6">x/2</text:p>
        </draw:connector>
        <draw:custom-shape draw:style-name="gr9" draw:text-style-name="P11" draw:layer="layout" svg:width="4cm" svg:height="1cm" svg:x="31cm" svg:y="13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2" draw:id="id32" draw:layer="layout" svg:width="3cm" svg:height="1cm" svg:x="31.503cm" svg:y="14.00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31.503cm" svg:y="10.006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1" draw:layer="layout" draw:type="curve" svg:x1="28cm" svg:y1="1cm" svg:x2="33cm" svg:y2="9.002cm" draw:start-shape="id30" draw:start-glue-point="2" draw:end-shape="id31" draw:end-glue-point="0" svg:d="M28000 1000c3334 0 5000 2667 5000 8002" svg:viewBox="0 0 5001 8003">
          <text:p text:style-name="P30">x</text:p>
        </draw:connector>
        <draw:connector draw:style-name="gr7" draw:text-style-name="P31" draw:layer="layout" draw:type="curve" svg:x1="33.003cm" svg:y1="15.005cm" svg:x2="28.499cm" svg:y2="16.5cm" draw:start-shape="id32" draw:start-glue-point="2" draw:end-shape="id33" draw:end-glue-point="10" svg:d="M33003 15005c0 997-1501 1495-4504 1495" svg:viewBox="0 0 4505 1496">
          <text:p text:style-name="P30">x</text:p>
        </draw:connector>
        <draw:frame draw:style-name="gr28" draw:text-style-name="P5" draw:layer="layout" svg:width="5.066cm" svg:height="0.962cm" svg:x="11.834cm" svg:y="19.6cm">
          <draw:text-box>
            <text:p>shufflenet_block</text:p>
          </draw:text-box>
        </draw:frame>
      </draw:page>
      <draw:page draw:name="page5" draw:style-name="dp1" draw:master-page-name="Standard">
        <draw:frame draw:style-name="gr29" draw:text-style-name="P5" draw:layer="layout" svg:width="6.518cm" svg:height="0.962cm" svg:x="9.1cm" svg:y="22.6cm">
          <draw:text-box>
            <text:p>nasnet_normal_block</text:p>
          </draw:text-box>
        </draw:frame>
        <draw:frame draw:style-name="gr30" draw:text-style-name="P5" draw:layer="layout" svg:width="4.396cm" svg:height="1.114cm" svg:x="1.804cm" svg:y="3.1cm">
          <draw:text-box>
            <text:p>Block<text:span text:style-name="T5">i-1</text:span> output</text:p>
          </draw:text-box>
        </draw:frame>
        <draw:frame draw:style-name="gr30" draw:text-style-name="P5" draw:layer="layout" svg:width="4.396cm" svg:height="1.114cm" svg:x="23.704cm" svg:y="1.1cm">
          <draw:text-box>
            <text:p>Block<text:span text:style-name="T5">i-2</text:span> output</text:p>
          </draw:text-box>
        </draw:frame>
        <draw:custom-shape draw:style-name="gr9" draw:text-style-name="P11" xml:id="id37" draw:id="id37" draw:layer="layout" svg:width="4cm" svg:height="1cm" svg:x="16.5cm" svg:y="1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4cm" svg:height="1.002cm" svg:x="2cm" svg:y="4.99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35" draw:id="id35" draw:layer="layout" svg:width="3cm" svg:height="1cm" svg:x="2.5cm" svg:y="6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4cm" svg:x2="4cm" svg:y2="5cm" svg:d="M4000 4000v1000" svg:viewBox="0 0 1 1001">
          <text:p text:style-name="P6">5x</text:p>
        </draw:connector>
        <draw:custom-shape draw:style-name="gr17" draw:text-style-name="P2" draw:layer="layout" svg:width="4cm" svg:height="1.002cm" svg:x="24.1cm" svg:y="2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38" draw:id="id38" draw:layer="layout" svg:width="3cm" svg:height="1cm" svg:x="24.6cm" svg:y="4.001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2.001cm" svg:x2="26cm" svg:y2="3.001cm" svg:d="M26000 2001v1000" svg:viewBox="0 0 1 1001">
          <text:p text:style-name="P6">5x</text:p>
        </draw:connector>
        <draw:custom-shape draw:style-name="gr9" draw:text-style-name="P11" draw:layer="layout" svg:width="4cm" svg:height="1cm" svg:x="1cm" svg:y="9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1.503cm" svg:y="10.002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8.00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13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1.503cm" svg:y="14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12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4" draw:id="id34" draw:layer="layout" svg:width="1cm" svg:height="1cm" svg:x="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0" draw:id="id50" draw:layer="layout" svg:width="1cm" svg:height="1cm" svg:x="18.5cm" svg:y="17.981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51" draw:id="id51" draw:layer="layout" svg:width="3cm" svg:height="1cm" svg:x="17.501cm" svg:y="18.99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cm" svg:x2="3cm" svg:y2="8cm" svg:d="M3000 7000v1000" svg:viewBox="0 0 1 1001">
          <text:p text:style-name="P6">x</text:p>
        </draw:connector>
        <draw:connector draw:style-name="gr7" draw:text-style-name="P7" draw:layer="layout" draw:type="line" svg:x1="3cm" svg:y1="11cm" svg:x2="3cm" svg:y2="12cm" svg:d="M3000 11000v1000" svg:viewBox="0 0 1 1001">
          <text:p text:style-name="P6">x</text:p>
        </draw:connector>
        <draw:connector draw:style-name="gr7" draw:text-style-name="P33" draw:layer="layout" draw:type="line" svg:x1="3cm" svg:y1="15cm" svg:x2="5.146cm" svg:y2="16.146cm" draw:end-shape="id34" draw:end-glue-point="5" svg:d="M3000 15000l2146 1146" svg:viewBox="0 0 2147 1147">
          <text:p text:style-name="P32">x</text:p>
        </draw:connector>
        <draw:connector draw:style-name="gr7" draw:text-style-name="P35" draw:layer="layout" draw:type="line" svg:x1="5.5cm" svg:y1="6.5cm" svg:x2="5.5cm" svg:y2="16cm" draw:start-shape="id35" draw:end-shape="id34" draw:end-glue-point="4" svg:d="M5500 6500v9500" svg:viewBox="0 0 1 9501">
          <text:p text:style-name="P34">x</text:p>
        </draw:connector>
        <draw:custom-shape draw:style-name="gr9" draw:text-style-name="P11" draw:layer="layout" svg:width="4cm" svg:height="1cm" svg:x="7cm" svg:y="9.001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7.503cm" svg:y="1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6" draw:id="id36" draw:layer="layout" svg:width="3cm" svg:height="1cm" svg:x="7.501cm" svg:y="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7cm" svg:y="13.002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40" draw:id="id40" draw:layer="layout" svg:width="3cm" svg:height="1cm" svg:x="7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7.501cm" svg:y="12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11.001cm" svg:x2="9cm" svg:y2="12.001cm" svg:d="M9000 11001v1000" svg:viewBox="0 0 1 1001">
          <text:p text:style-name="P6">x</text:p>
        </draw:connector>
        <draw:custom-shape draw:style-name="gr9" draw:text-style-name="P11" draw:layer="layout" svg:width="4cm" svg:height="1cm" svg:x="12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12.503cm" svg:y="1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9" draw:id="id39" draw:layer="layout" svg:width="3cm" svg:height="1cm" svg:x="12.501cm" svg:y="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cm" svg:y="13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42" draw:id="id42" draw:layer="layout" svg:width="3cm" svg:height="1cm" svg:x="12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2.501cm" svg:y="12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4cm" svg:y1="11.001cm" svg:x2="14cm" svg:y2="12.001cm" svg:d="M14000 11001v1000" svg:viewBox="0 0 1 1001">
          <text:p text:style-name="P6">x</text:p>
        </draw:connector>
        <draw:connector draw:style-name="gr7" draw:text-style-name="P35" draw:layer="layout" draw:type="line" svg:x1="5.5cm" svg:y1="6.5cm" svg:x2="9.001cm" svg:y2="8.002cm" draw:start-shape="id35" draw:start-glue-point="1" draw:end-shape="id36" draw:end-glue-point="0" svg:d="M5500 6500l3501 1502" svg:viewBox="0 0 3502 1503">
          <text:p text:style-name="P34">x</text:p>
        </draw:connector>
        <draw:connector draw:style-name="gr7" draw:text-style-name="P37" draw:layer="layout" draw:type="lines" draw:line-skew="12.498cm" svg:x1="5.5cm" svg:y1="6.5cm" svg:x2="18.5cm" svg:y2="11cm" draw:start-shape="id35" draw:start-glue-point="1" draw:end-shape="id37" draw:end-glue-point="0" svg:d="M5500 6500h13000v3999 501" svg:viewBox="0 0 13001 4501">
          <text:p text:style-name="P36">x</text:p>
        </draw:connector>
        <draw:connector draw:style-name="gr7" draw:text-style-name="P39" draw:layer="layout" draw:type="line" svg:x1="24.6cm" svg:y1="4.501cm" svg:x2="14.001cm" svg:y2="8.002cm" draw:start-shape="id38" draw:start-glue-point="3" draw:end-shape="id39" draw:end-glue-point="0" svg:d="M24600 4501l-10599 3501" svg:viewBox="0 0 10600 3502">
          <text:p text:style-name="P38"><text:span text:style-name="T3">x</text:span></text:p>
        </draw:connector>
        <draw:custom-shape draw:style-name="gr2" draw:text-style-name="P3" xml:id="id41" draw:id="id41" draw:layer="layout" svg:width="1cm" svg:height="1cm" svg:x="1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3" draw:id="id43" draw:layer="layout" svg:width="1cm" svg:height="1cm" svg:x="2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3" draw:layer="layout" draw:type="line" svg:x1="9.003cm" svg:y1="15.004cm" svg:x2="11.146cm" svg:y2="16.146cm" draw:start-shape="id40" draw:start-glue-point="2" draw:end-shape="id41" draw:end-glue-point="5" svg:d="M9003 15004l2143 1142" svg:viewBox="0 0 2144 1143">
          <text:p text:style-name="P32">x</text:p>
        </draw:connector>
        <draw:connector draw:style-name="gr7" draw:text-style-name="P41" draw:layer="layout" draw:type="line" svg:x1="14.003cm" svg:y1="15.004cm" svg:x2="11.854cm" svg:y2="16.146cm" draw:start-shape="id42" draw:start-glue-point="2" draw:end-shape="id41" draw:end-glue-point="11" svg:d="M14003 15004l-2149 1142" svg:viewBox="0 0 2150 1143">
          <text:p text:style-name="P40">x</text:p>
        </draw:connector>
        <draw:connector draw:style-name="gr7" draw:text-style-name="P7" draw:layer="layout" draw:type="line" svg:x1="18.5cm" svg:y1="12cm" svg:x2="21.146cm" svg:y2="16.146cm" draw:end-shape="id43" draw:end-glue-point="5" svg:d="M18500 12000l2646 4146" svg:viewBox="0 0 2647 4147">
          <text:p text:style-name="P6">x</text:p>
        </draw:connector>
        <draw:connector draw:style-name="gr7" draw:text-style-name="P43" draw:layer="layout" draw:type="lines" draw:line-skew="0.497cm -9.459cm" svg:x1="26.1cm" svg:y1="5.001cm" svg:x2="21.5cm" svg:y2="16cm" draw:start-shape="id38" draw:start-glue-point="2" draw:end-shape="id43" draw:end-glue-point="4" svg:d="M26100 5001v999h-4600v10000" svg:viewBox="0 0 4601 11000">
          <text:p text:style-name="P42">x</text:p>
        </draw:connector>
        <draw:custom-shape draw:style-name="gr9" draw:text-style-name="P11" draw:layer="layout" svg:width="4cm" svg:height="1cm" svg:x="23cm" svg:y="11.00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4" draw:id="id44" draw:layer="layout" svg:width="1cm" svg:height="1cm" svg:x="24.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5.004cm" svg:y1="5cm" svg:x2="25.004cm" svg:y2="11cm" svg:d="M25004 5000v6000" svg:viewBox="0 0 1 6001">
          <text:p text:style-name="P6">x</text:p>
        </draw:connector>
        <draw:connector draw:style-name="gr7" draw:text-style-name="P45" draw:layer="layout" draw:type="line" svg:x1="24.632cm" svg:y1="12.186cm" svg:x2="24.646cm" svg:y2="16.146cm" draw:end-shape="id44" draw:end-glue-point="5" svg:d="M24632 12186l14 3960" svg:viewBox="0 0 15 3961">
          <text:p text:style-name="P44">x</text:p>
        </draw:connector>
        <draw:connector draw:style-name="gr7" draw:text-style-name="P47" draw:layer="layout" draw:type="line" svg:x1="25.377cm" svg:y1="12.186cm" svg:x2="25.354cm" svg:y2="16.146cm" draw:end-shape="id44" draw:end-glue-point="11" svg:d="M25377 12186l-23 3960" svg:viewBox="0 0 24 3961">
          <text:p text:style-name="P46">x</text:p>
        </draw:connector>
        <draw:custom-shape draw:style-name="gr9" draw:text-style-name="P11" draw:layer="layout" svg:width="4cm" svg:height="1cm" svg:x="28cm" svg:y="9.002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28.503cm" svg:y="10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5" draw:id="id45" draw:layer="layout" svg:width="3cm" svg:height="1cm" svg:x="28.501cm" svg:y="8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8cm" svg:y="13.003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49" draw:id="id49" draw:layer="layout" svg:width="3cm" svg:height="1cm" svg:x="28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8.501cm" svg:y="12.004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0cm" svg:y1="11.002cm" svg:x2="30cm" svg:y2="12.002cm" svg:d="M30000 11002v1000" svg:viewBox="0 0 1 1001">
          <text:p text:style-name="P6">x</text:p>
        </draw:connector>
        <draw:custom-shape draw:style-name="gr9" draw:text-style-name="P11" draw:layer="layout" svg:width="4cm" svg:height="1cm" svg:x="33cm" svg:y="9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33.503cm" svg:y="10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6" draw:id="id46" draw:layer="layout" svg:width="3cm" svg:height="1cm" svg:x="33.501cm" svg:y="8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cm" svg:y="13.003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47" draw:id="id47" draw:layer="layout" svg:width="3cm" svg:height="1cm" svg:x="33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33.501cm" svg:y="12.004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5cm" svg:y1="11.002cm" svg:x2="35cm" svg:y2="12.002cm" svg:d="M35000 11002v1000" svg:viewBox="0 0 1 1001">
          <text:p text:style-name="P6">x</text:p>
        </draw:connector>
        <draw:connector draw:style-name="gr7" draw:text-style-name="P49" draw:layer="layout" draw:type="line" svg:x1="26.1cm" svg:y1="5.001cm" svg:x2="30.001cm" svg:y2="8.003cm" draw:start-shape="id38" draw:start-glue-point="2" draw:end-shape="id45" draw:end-glue-point="0" svg:d="M26100 5001l3901 3002" svg:viewBox="0 0 3902 3003">
          <text:p text:style-name="P48">x</text:p>
        </draw:connector>
        <draw:connector draw:style-name="gr7" draw:text-style-name="P51" draw:layer="layout" draw:type="line" svg:x1="27.6cm" svg:y1="4.501cm" svg:x2="35.001cm" svg:y2="8.003cm" draw:start-shape="id38" draw:start-glue-point="1" draw:end-shape="id46" draw:end-glue-point="0" svg:d="M27600 4501l7401 3502" svg:viewBox="0 0 7402 3503">
          <text:p text:style-name="P50">x</text:p>
        </draw:connector>
        <draw:custom-shape draw:style-name="gr2" draw:text-style-name="P3" xml:id="id48" draw:id="id48" draw:layer="layout" svg:width="1cm" svg:height="1cm" svg:x="32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3" draw:layer="layout" draw:type="line" svg:x1="35.003cm" svg:y1="15.005cm" svg:x2="32.854cm" svg:y2="16.146cm" draw:start-shape="id47" draw:start-glue-point="2" draw:end-shape="id48" draw:end-glue-point="11" svg:d="M35003 15005l-2149 1141" svg:viewBox="0 0 2150 1142">
          <text:p text:style-name="P52">x</text:p>
        </draw:connector>
        <draw:connector draw:style-name="gr7" draw:text-style-name="P55" draw:layer="layout" draw:type="line" svg:x1="30.003cm" svg:y1="15.005cm" svg:x2="32.146cm" svg:y2="16.146cm" draw:start-shape="id49" draw:start-glue-point="2" draw:end-shape="id48" draw:end-glue-point="5" svg:d="M30003 15005l2143 1141" svg:viewBox="0 0 2144 1142">
          <text:p text:style-name="P54">x</text:p>
        </draw:connector>
        <draw:connector draw:style-name="gr7" draw:text-style-name="P57" draw:layer="layout" draw:type="line" svg:x1="5.5cm" svg:y1="17cm" svg:x2="18.5cm" svg:y2="18.481cm" draw:start-shape="id34" draw:start-glue-point="8" draw:end-shape="id50" draw:end-glue-point="6" svg:d="M5500 17000l13000 1481" svg:viewBox="0 0 13001 1482">
          <text:p text:style-name="P56">x</text:p>
        </draw:connector>
        <draw:connector draw:style-name="gr7" draw:text-style-name="P59" draw:layer="layout" draw:type="line" svg:x1="11.5cm" svg:y1="17cm" svg:x2="18.646cm" svg:y2="18.127cm" draw:start-shape="id41" draw:start-glue-point="8" draw:end-shape="id50" draw:end-glue-point="5" svg:d="M11500 17000l7146 1127" svg:viewBox="0 0 7147 1128">
          <text:p text:style-name="P58">x</text:p>
        </draw:connector>
        <draw:connector draw:style-name="gr7" draw:text-style-name="P61" draw:layer="layout" draw:type="line" svg:x1="21.5cm" svg:y1="17cm" svg:x2="19cm" svg:y2="17.981cm" draw:start-shape="id43" draw:start-glue-point="8" draw:end-shape="id50" draw:end-glue-point="4" svg:d="M21500 17000l-2500 981" svg:viewBox="0 0 2501 982">
          <text:p text:style-name="P60">x</text:p>
        </draw:connector>
        <draw:connector draw:style-name="gr7" draw:text-style-name="P63" draw:layer="layout" draw:type="line" svg:x1="25cm" svg:y1="17cm" svg:x2="19.354cm" svg:y2="18.127cm" draw:start-shape="id44" draw:start-glue-point="8" draw:end-shape="id50" draw:end-glue-point="11" svg:d="M25000 17000l-5646 1127" svg:viewBox="0 0 5647 1128">
          <text:p text:style-name="P62">x</text:p>
        </draw:connector>
        <draw:connector draw:style-name="gr7" draw:text-style-name="P65" draw:layer="layout" draw:type="line" svg:x1="32.5cm" svg:y1="17cm" svg:x2="19.5cm" svg:y2="18.481cm" draw:start-shape="id48" draw:start-glue-point="8" draw:end-shape="id50" draw:end-glue-point="10" svg:d="M32500 17000l-13000 1481" svg:viewBox="0 0 13001 1482">
          <text:p text:style-name="P64">x</text:p>
        </draw:connector>
        <draw:connector draw:style-name="gr7" draw:text-style-name="P35" draw:layer="layout" draw:type="line" svg:x1="19.001cm" svg:y1="19.992cm" svg:x2="19.005cm" svg:y2="21.018cm" draw:start-shape="id51" draw:start-glue-point="2" svg:d="M19001 19992l4 1026" svg:viewBox="0 0 5 1027">
          <text:p text:style-name="P34">5x</text:p>
        </draw:connector>
      </draw:page>
      <draw:page draw:name="page6" draw:style-name="dp1" draw:master-page-name="Standard">
        <draw:frame draw:style-name="gr30" draw:text-style-name="P5" draw:layer="layout" svg:width="4.396cm" svg:height="1.114cm" svg:x="1.804cm" svg:y="2.101cm">
          <draw:text-box>
            <text:p>Block<text:span text:style-name="T5">i-1</text:span> output</text:p>
          </draw:text-box>
        </draw:frame>
        <draw:custom-shape draw:style-name="gr17" draw:text-style-name="P2" draw:layer="layout" svg:width="4cm" svg:height="1.002cm" svg:x="2cm" svg:y="3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55" draw:id="id55" draw:layer="layout" svg:width="3cm" svg:height="1cm" svg:x="2.5cm" svg:y="5.001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3.001cm" svg:x2="4cm" svg:y2="4.001cm" svg:d="M4000 3001v1000" svg:viewBox="0 0 1 1001">
          <text:p text:style-name="P6">5x</text:p>
        </draw:connector>
        <draw:frame draw:style-name="gr30" draw:text-style-name="P5" draw:layer="layout" svg:width="4.396cm" svg:height="1.114cm" svg:x="23.705cm" svg:y="0.102cm">
          <draw:text-box>
            <text:p>Block<text:span text:style-name="T5">i-2</text:span> output</text:p>
          </draw:text-box>
        </draw:frame>
        <draw:custom-shape draw:style-name="gr17" draw:text-style-name="P2" draw:layer="layout" svg:width="4cm" svg:height="1.002cm" svg:x="24.101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24.601cm" svg:y="3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1.003cm" svg:x2="26cm" svg:y2="2.003cm" svg:d="M26000 1003v1000" svg:viewBox="0 0 1 1001">
          <text:p text:style-name="P6">5x</text:p>
        </draw:connector>
        <draw:custom-shape draw:style-name="gr9" draw:text-style-name="P11" draw:layer="layout" svg:width="4cm" svg:height="1cm" svg:x="1cm" svg:y="18cm">
          <text:p text:style-name="P2"><text:span text:style-name="T3">Max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66" draw:id="id66" draw:layer="layout" svg:width="3cm" svg:height="1cm" svg:x="1.5cm" svg:y="19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8.001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4.503cm" svg:y="1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4" draw:id="id54" draw:layer="layout" svg:width="3cm" svg:height="1cm" svg:x="4.501cm" svg:y="7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13.002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4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4.501cm" svg:y="12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11.001cm" svg:x2="6cm" svg:y2="12.001cm" svg:d="M6000 11001v1000" svg:viewBox="0 0 1 1001">
          <text:p text:style-name="P6">2x</text:p>
        </draw:connector>
        <draw:custom-shape draw:style-name="gr11" draw:text-style-name="P20" draw:layer="layout" svg:width="3cm" svg:height="1cm" svg:x="4.501cm" svg:y="9.001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8.002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9.503cm" svg:y="10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7" draw:id="id57" draw:layer="layout" svg:width="3cm" svg:height="1cm" svg:x="9.501cm" svg:y="7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13.003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61" draw:id="id61" draw:layer="layout" svg:width="3cm" svg:height="1cm" svg:x="9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9.501cm" svg:y="12.004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1cm" svg:y1="11.002cm" svg:x2="11cm" svg:y2="12.002cm" svg:d="M11000 11002v1000" svg:viewBox="0 0 1 1001">
          <text:p text:style-name="P6">2x</text:p>
        </draw:connector>
        <draw:custom-shape draw:style-name="gr11" draw:text-style-name="P20" draw:layer="layout" svg:width="3cm" svg:height="1cm" svg:x="9.501cm" svg:y="9.002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0" draw:id="id60" draw:layer="layout" svg:width="1cm" svg:height="1cm" svg:x="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.6cm" svg:y1="6cm" svg:x2="2.6cm" svg:y2="18cm" svg:d="M2600 6000v12000" svg:viewBox="0 0 1 12001">
          <text:p text:style-name="P6">2x</text:p>
        </draw:connector>
        <draw:connector draw:style-name="gr7" draw:text-style-name="P67" draw:layer="layout" draw:type="line" svg:x1="16cm" svg:y1="12.001cm" svg:x2="18.146cm" svg:y2="16.146cm" draw:start-shape="id52" draw:start-glue-point="2" draw:end-shape="id53" draw:end-glue-point="5" svg:d="M16000 12001l2146 4145" svg:viewBox="0 0 2147 4146">
          <text:p text:style-name="P66">2x</text:p>
        </draw:connector>
        <draw:connector draw:style-name="gr7" draw:text-style-name="P69" draw:layer="layout" draw:type="line" svg:x1="4cm" svg:y1="6cm" svg:x2="6.001cm" svg:y2="7.002cm" draw:end-shape="id54" draw:end-glue-point="0" svg:d="M4000 6000l2001 1002" svg:viewBox="0 0 2002 1003">
          <text:p text:style-name="P68">2x</text:p>
        </draw:connector>
        <draw:custom-shape draw:style-name="gr9" draw:text-style-name="P11" xml:id="id56" draw:id="id56" draw:layer="layout" svg:width="4cm" svg:height="1cm" svg:x="14cm" svg:y="10.001cm">
          <text:p text:style-name="P2"><text:span text:style-name="T3">Max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52" draw:id="id52" draw:layer="layout" svg:width="3cm" svg:height="1cm" svg:x="14.5cm" svg:y="11.001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4cm" svg:y="10.002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65" draw:id="id65" draw:layer="layout" svg:width="3cm" svg:height="1cm" svg:x="24.5cm" svg:y="11.002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8.003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19.503cm" svg:y="10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8" draw:id="id58" draw:layer="layout" svg:width="3cm" svg:height="1cm" svg:x="19.501cm" svg:y="7.004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13.004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62" draw:id="id62" draw:layer="layout" svg:width="3cm" svg:height="1cm" svg:x="19.503cm" svg:y="14.006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9.501cm" svg:y="12.005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cm" svg:y1="11.003cm" svg:x2="21cm" svg:y2="12.003cm" svg:d="M21000 11003v1000" svg:viewBox="0 0 1 1001">
          <text:p text:style-name="P6">2x</text:p>
        </draw:connector>
        <draw:custom-shape draw:style-name="gr11" draw:text-style-name="P20" draw:layer="layout" svg:width="3cm" svg:height="1cm" svg:x="19.501cm" svg:y="9.003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8.004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29.503cm" svg:y="10.006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9" draw:id="id59" draw:layer="layout" svg:width="3cm" svg:height="1cm" svg:x="29.501cm" svg:y="7.005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13.005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63" draw:id="id63" draw:layer="layout" svg:width="3cm" svg:height="1cm" svg:x="29.503cm" svg:y="14.007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9.501cm" svg:y="12.006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1cm" svg:y1="11.004cm" svg:x2="31cm" svg:y2="12.004cm" svg:d="M31000 11004v1000" svg:viewBox="0 0 1 1001">
          <text:p text:style-name="P6">2x</text:p>
        </draw:connector>
        <draw:custom-shape draw:style-name="gr11" draw:text-style-name="P20" draw:layer="layout" svg:width="3cm" svg:height="1cm" svg:x="29.501cm" svg:y="9.004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3" draw:id="id53" draw:layer="layout" svg:width="1cm" svg:height="1cm" svg:x="1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4" draw:id="id64" draw:layer="layout" svg:width="1cm" svg:height="1cm" svg:x="2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1" draw:layer="layout" draw:type="lines" draw:line-skew="9.998cm" svg:x1="5.5cm" svg:y1="5.501cm" svg:x2="16cm" svg:y2="10.001cm" draw:start-shape="id55" draw:start-glue-point="1" draw:end-shape="id56" draw:end-glue-point="0" svg:d="M5500 5501h10500v3999 501" svg:viewBox="0 0 10501 4501">
          <text:p text:style-name="P70">2x</text:p>
        </draw:connector>
        <draw:connector draw:style-name="gr7" draw:text-style-name="P73" draw:layer="layout" draw:type="lines" draw:line-skew="19.998cm" svg:x1="5.5cm" svg:y1="5.501cm" svg:x2="26cm" svg:y2="10.001cm" draw:start-shape="id55" draw:start-glue-point="1" svg:d="M5500 5501h20500v4500" svg:viewBox="0 0 20501 4501">
          <text:p text:style-name="P72">2x</text:p>
        </draw:connector>
        <draw:connector draw:style-name="gr1" draw:text-style-name="P7" draw:layer="layout" draw:type="line" svg:x1="25cm" svg:y1="4cm" svg:x2="11.001cm" svg:y2="7.003cm" draw:end-shape="id57" draw:end-glue-point="0" svg:d="M25000 4000l-13999 3003" svg:viewBox="0 0 14000 3004">
          <text:p/>
        </draw:connector>
        <draw:frame draw:style-name="gr31" draw:text-style-name="P5" draw:layer="layout" svg:width="1.471cm" svg:height="1.362cm" svg:x="19.9cm" svg:y="4.1cm">
          <draw:text-box>
            <text:p>2x</text:p>
          </draw:text-box>
        </draw:frame>
        <draw:connector draw:style-name="gr1" draw:text-style-name="P7" draw:layer="layout" draw:type="line" svg:x1="25.6cm" svg:y1="4cm" svg:x2="21.001cm" svg:y2="7.004cm" draw:end-shape="id58" draw:end-glue-point="0" svg:d="M25600 4000l-4599 3004" svg:viewBox="0 0 4600 3005">
          <text:p/>
        </draw:connector>
        <draw:connector draw:style-name="gr7" draw:text-style-name="P75" draw:layer="layout" draw:type="line" svg:x1="27cm" svg:y1="4cm" svg:x2="31.001cm" svg:y2="7.005cm" draw:end-shape="id59" draw:end-glue-point="0" svg:d="M27000 4000l4001 3005" svg:viewBox="0 0 4002 3006">
          <text:p text:style-name="P74">2x</text:p>
        </draw:connector>
        <draw:frame draw:style-name="gr31" draw:text-style-name="P5" draw:layer="layout" svg:width="1.471cm" svg:height="1.362cm" svg:x="23.401cm" svg:y="4.1cm">
          <draw:text-box>
            <text:p>2x</text:p>
          </draw:text-box>
        </draw:frame>
        <draw:connector draw:style-name="gr7" draw:text-style-name="P53" draw:layer="layout" draw:type="line" svg:x1="6cm" svg:y1="15cm" svg:x2="8.146cm" svg:y2="16.146cm" draw:end-shape="id60" draw:end-glue-point="5" svg:d="M6000 15000l2146 1146" svg:viewBox="0 0 2147 1147">
          <text:p text:style-name="P52">2x</text:p>
        </draw:connector>
        <draw:connector draw:style-name="gr7" draw:text-style-name="P77" draw:layer="layout" draw:type="line" svg:x1="11.003cm" svg:y1="15.005cm" svg:x2="8.854cm" svg:y2="16.146cm" draw:start-shape="id61" draw:start-glue-point="2" draw:end-shape="id60" draw:end-glue-point="11" svg:d="M11003 15005l-2149 1141" svg:viewBox="0 0 2150 1142">
          <text:p text:style-name="P76">2x</text:p>
        </draw:connector>
        <draw:connector draw:style-name="gr7" draw:text-style-name="P59" draw:layer="layout" draw:type="line" svg:x1="21.003cm" svg:y1="15.006cm" svg:x2="18.854cm" svg:y2="16.146cm" draw:start-shape="id62" draw:start-glue-point="2" draw:end-shape="id53" draw:end-glue-point="11" svg:d="M21003 15006l-2149 1140" svg:viewBox="0 0 2150 1141">
          <text:p text:style-name="P58">2x</text:p>
        </draw:connector>
        <draw:connector draw:style-name="gr7" draw:text-style-name="P79" draw:layer="layout" draw:type="line" svg:x1="31.003cm" svg:y1="15.007cm" svg:x2="28.854cm" svg:y2="16.146cm" draw:start-shape="id63" draw:start-glue-point="2" draw:end-shape="id64" draw:end-glue-point="11" svg:d="M31003 15007l-2149 1139" svg:viewBox="0 0 2150 1140">
          <text:p text:style-name="P78">2x</text:p>
        </draw:connector>
        <draw:connector draw:style-name="gr7" draw:text-style-name="P63" draw:layer="layout" draw:type="line" svg:x1="26cm" svg:y1="12.002cm" svg:x2="28.146cm" svg:y2="16.146cm" draw:start-shape="id65" draw:start-glue-point="2" draw:end-shape="id64" draw:end-glue-point="5" svg:d="M26000 12002l2146 4144" svg:viewBox="0 0 2147 4145">
          <text:p text:style-name="P62">2x</text:p>
        </draw:connector>
        <draw:custom-shape draw:style-name="gr9" draw:text-style-name="P11" draw:layer="layout" svg:width="4cm" svg:height="1cm" svg:x="6cm" svg:y="1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3cm" svg:height="1cm" svg:x="6.503cm" svg:y="2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73" draw:id="id73" draw:layer="layout" svg:width="3cm" svg:height="1cm" svg:x="6.501cm" svg:y="1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6cm" svg:y="23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68" draw:id="id68" draw:layer="layout" svg:width="3cm" svg:height="1cm" svg:x="6.503cm" svg:y="2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6.501cm" svg:y="22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8cm" svg:y1="21.001cm" svg:x2="8cm" svg:y2="22.001cm" svg:d="M8000 21001v1000" svg:viewBox="0 0 1 1001">
          <text:p text:style-name="P6">x</text:p>
        </draw:connector>
        <draw:custom-shape draw:style-name="gr9" draw:text-style-name="P11" xml:id="id69" draw:id="id69" draw:layer="layout" svg:width="4cm" svg:height="1cm" svg:x="11cm" svg:y="2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7" draw:id="id67" draw:layer="layout" svg:width="1cm" svg:height="1cm" svg:x="5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0" draw:id="id70" draw:layer="layout" svg:width="1cm" svg:height="1cm" svg:x="15.1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7" draw:layer="layout" draw:type="line" svg:x1="3cm" svg:y1="20cm" svg:x2="5.146cm" svg:y2="26.146cm" draw:start-shape="id66" draw:start-glue-point="2" draw:end-shape="id67" draw:end-glue-point="5" svg:d="M3000 20000l2146 6146" svg:viewBox="0 0 2147 6147">
          <text:p text:style-name="P66">2x</text:p>
        </draw:connector>
        <draw:connector draw:style-name="gr7" draw:text-style-name="P81" draw:layer="layout" draw:type="line" svg:x1="8.003cm" svg:y1="25.004cm" svg:x2="5.854cm" svg:y2="26.146cm" draw:start-shape="id68" draw:start-glue-point="2" draw:end-shape="id67" draw:end-glue-point="11" svg:d="M8003 25004l-2149 1142" svg:viewBox="0 0 2150 1143">
          <text:p text:style-name="P80">2x</text:p>
        </draw:connector>
        <draw:connector draw:style-name="gr7" draw:text-style-name="P67" draw:layer="layout" draw:type="line" svg:x1="13cm" svg:y1="22cm" svg:x2="15.246cm" svg:y2="26.146cm" draw:start-shape="id69" draw:start-glue-point="2" draw:end-shape="id70" draw:end-glue-point="5" svg:d="M13000 22000l2246 4146" svg:viewBox="0 0 2247 4147">
          <text:p text:style-name="P66">2x</text:p>
        </draw:connector>
        <draw:connector draw:style-name="gr7" draw:text-style-name="P67" draw:layer="layout" draw:type="line" svg:x1="18.5cm" svg:y1="16.954cm" svg:x2="15.954cm" svg:y2="26.146cm" draw:end-shape="id70" draw:end-glue-point="11" svg:d="M18500 16954l-2546 9192" svg:viewBox="0 0 2547 9193">
          <text:p text:style-name="P66">2x</text:p>
        </draw:connector>
        <draw:connector draw:style-name="gr7" draw:text-style-name="P51" draw:layer="layout" draw:type="line" svg:x1="8.5cm" svg:y1="17cm" svg:x2="13cm" svg:y2="21cm" draw:start-shape="id60" draw:start-glue-point="8" draw:end-shape="id69" draw:end-glue-point="0" svg:d="M8500 17000l4500 4000" svg:viewBox="0 0 4501 4001">
          <text:p text:style-name="P50">2x</text:p>
        </draw:connector>
        <draw:custom-shape draw:style-name="gr2" draw:text-style-name="P3" xml:id="id72" draw:id="id72" draw:layer="layout" svg:width="1cm" svg:height="1cm" svg:x="23.999cm" svg:y="2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71" draw:id="id71" draw:layer="layout" svg:width="3cm" svg:height="1cm" svg:x="23cm" svg:y="27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5" draw:layer="layout" draw:type="line" svg:x1="24.5cm" svg:y1="28.011cm" svg:x2="24.504cm" svg:y2="29.037cm" draw:start-shape="id71" draw:start-glue-point="2" svg:d="M24500 28011l4 1026" svg:viewBox="0 0 5 1027">
          <text:p text:style-name="P34">6x</text:p>
        </draw:connector>
        <draw:connector draw:style-name="gr7" draw:text-style-name="P77" draw:layer="layout" draw:type="line" svg:x1="28.5cm" svg:y1="17cm" svg:x2="24.853cm" svg:y2="26.146cm" draw:start-shape="id64" draw:start-glue-point="8" draw:end-shape="id72" draw:end-glue-point="11" svg:d="M28500 17000l-3647 9146" svg:viewBox="0 0 3648 9147">
          <text:p text:style-name="P76">2x</text:p>
        </draw:connector>
        <draw:connector draw:style-name="gr1" draw:text-style-name="P1" draw:layer="layout" draw:type="curve" draw:line-skew="0cm 6.908cm" svg:x1="5.5cm" svg:y1="27cm" svg:x2="23.999cm" svg:y2="26.5cm" draw:start-shape="id67" draw:start-glue-point="8" draw:end-shape="id72" draw:end-glue-point="6" svg:d="M5500 27000c0 811 8204 677 12045 349s3318-849 6454-849" svg:viewBox="0 0 18500 1106">
          <text:p/>
        </draw:connector>
        <draw:connector draw:style-name="gr1" draw:text-style-name="P1" draw:layer="layout" draw:type="curve" draw:line-skew="0.424cm" svg:x1="15.6cm" svg:y1="27cm" svg:x2="24.499cm" svg:y2="26cm" draw:start-shape="id70" draw:start-glue-point="8" draw:end-shape="id72" draw:end-glue-point="4" svg:d="M15600 27000c0 1447 4450 965 4450-288s4449-1523 4449-712" svg:viewBox="0 0 8900 2352">
          <text:p/>
        </draw:connector>
        <draw:frame draw:style-name="gr31" draw:text-style-name="P5" draw:layer="layout" svg:width="1.471cm" svg:height="1.362cm" svg:x="10.929cm" svg:y="26.738cm">
          <draw:text-box>
            <text:p>2x</text:p>
          </draw:text-box>
        </draw:frame>
        <draw:frame draw:style-name="gr31" draw:text-style-name="P5" draw:layer="layout" svg:width="1.471cm" svg:height="1.362cm" svg:x="21.8cm" svg:y="24.7cm">
          <draw:text-box>
            <text:p>2x</text:p>
          </draw:text-box>
        </draw:frame>
        <draw:frame draw:style-name="gr32" draw:text-style-name="P5" draw:layer="layout" svg:width="7.153cm" svg:height="0.962cm" svg:x="34.9cm" svg:y="10cm">
          <draw:text-box>
            <text:p>nasnet_transition_block</text:p>
          </draw:text-box>
        </draw:frame>
        <draw:connector draw:style-name="gr1" draw:text-style-name="P51" draw:layer="layout" draw:type="line" svg:x1="8.5cm" svg:y1="17cm" svg:x2="8.001cm" svg:y2="18.002cm" draw:end-shape="id73" draw:end-glue-point="0" svg:d="M8500 17000l-499 1002" svg:viewBox="0 0 500 1003">
          <text:p/>
        </draw:connector>
        <draw:frame draw:style-name="gr31" draw:text-style-name="P5" draw:layer="layout" svg:width="1.471cm" svg:height="1.362cm" svg:x="7.101cm" svg:y="16.8cm">
          <draw:text-box>
            <text:p>2x</text:p>
          </draw:text-box>
        </draw:frame>
      </draw:page>
      <draw:page draw:name="page7" draw:style-name="dp1" draw:master-page-name="Standard">
        <draw:custom-shape draw:style-name="gr17" draw:text-style-name="P11" draw:layer="layout" svg:width="4cm" svg:height="1.002cm" svg:x="20cm" svg:y="2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74" draw:id="id74" draw:layer="layout" draw:type="line" svg:x1="22cm" svg:y1="1cm" svg:x2="22cm" svg:y2="2.001cm" svg:d="M22000 1000v1001" svg:viewBox="0 0 1 1002">
          <text:p text:style-name="P6">x</text:p>
        </draw:connector>
        <draw:custom-shape draw:style-name="gr18" draw:text-style-name="P12" draw:layer="layout" svg:width="3cm" svg:height="1.001cm" svg:x="20.5cm" svg:y="3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4cm" svg:x2="22.006cm" svg:y2="5.001cm" svg:d="M22006 4000v1001" svg:viewBox="0 0 1 1002">
          <text:p text:style-name="P6">kx</text:p>
        </draw:connector>
        <draw:custom-shape draw:style-name="gr2" draw:text-style-name="P3" xml:id="id75" draw:id="id75" draw:layer="layout" svg:width="1cm" svg:height="1cm" svg:x="21.5cm" svg:y="1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20cm" svg:y="5.001cm">
          <text:p text:style-name="P2"><text:span text:style-name="T3">D-Conv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6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8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8.9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9.999cm" svg:x2="22.006cm" svg:y2="11cm" svg:d="M22006 9999v1001" svg:viewBox="0 0 1 1002">
          <text:p text:style-name="P6">x</text:p>
        </draw:connector>
        <draw:connector draw:style-name="gr7" draw:text-style-name="P7" draw:layer="layout" draw:type="line" svg:x1="22.006cm" svg:y1="11.999cm" svg:x2="22.006cm" svg:y2="13cm" svg:d="M22006 11999v1001" svg:viewBox="0 0 1 1002">
          <text:p text:style-name="P6">x</text:p>
        </draw:connector>
        <draw:connector draw:style-name="gr7" draw:text-style-name="P7" draw:layer="layout" draw:type="line" svg:x1="21.994cm" svg:y1="7cm" svg:x2="21.994cm" svg:y2="8.001cm" svg:d="M21994 7000v1001" svg:viewBox="0 0 1 1002">
          <text:p text:style-name="P6">kx</text:p>
        </draw:connector>
        <draw:connector draw:style-name="gr7" draw:text-style-name="P23" draw:layer="layout" draw:type="curve" draw:line-skew="1.834cm" svg:x1="22cm" svg:y1="1cm" svg:x2="22.5cm" svg:y2="11.5cm" draw:start-shape="id74" draw:start-glue-point="2" draw:end-shape="id75" draw:end-glue-point="10" svg:d="M22000 1000c4642 0 4392 10500 500 10500" svg:viewBox="0 0 3452 10501">
          <text:p text:style-name="P22">x</text:p>
        </draw:connector>
        <draw:connector draw:style-name="gr7" draw:text-style-name="P7" draw:layer="layout" draw:type="line" svg:x1="6.006cm" svg:y1="1cm" svg:x2="6.006cm" svg:y2="2.001cm" svg:d="M6006 1000v1001" svg:viewBox="0 0 1 1002">
          <text:p text:style-name="P6">3</text:p>
        </draw:connector>
        <draw:custom-shape draw:style-name="gr17" draw:text-style-name="P11" draw:layer="layout" svg:width="4cm" svg:height="1.002cm" svg:x="4cm" svg:y="2.002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01cm" svg:y="4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4.5cm" svg:y="3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.019cm" svg:y1="5cm" svg:x2="6.019cm" svg:y2="6.001cm" svg:d="M6019 5000v1001" svg:viewBox="0 0 1 1002">
          <text:p text:style-name="P6">32</text:p>
        </draw:connector>
        <draw:custom-shape draw:style-name="gr17" draw:text-style-name="P11" draw:layer="layout" svg:width="4cm" svg:height="1.002cm" svg:x="4cm" svg:y="6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cm" svg:y="7.001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4cm" svg:y="9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94cm" svg:y1="8.001cm" svg:x2="5.994cm" svg:y2="9.002cm" svg:d="M5994 8001v1001" svg:viewBox="0 0 1 1002">
          <text:p text:style-name="P6">16</text:p>
        </draw:connector>
        <draw:custom-shape draw:style-name="gr33" draw:text-style-name="P82" draw:layer="layout" svg:width="3.2cm" svg:height="12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4cm" svg:y="6.5cm">
          <text:p text:style-name="P2"><text:span text:style-name="T7">Mob(s, 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10.001cm" svg:x2="5.984cm" svg:y2="11.002cm" svg:d="M5984 10001v1001" svg:viewBox="0 0 1 1002">
          <text:p text:style-name="P6">16</text:p>
        </draw:connector>
        <draw:custom-shape draw:style-name="gr17" draw:text-style-name="P11" draw:layer="layout" svg:width="4cm" svg:height="1.002cm" svg:x="20cm" svg:y="15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4cm" svg:x2="22cm" svg:y2="15.001cm" svg:d="M22000 14000v1001" svg:viewBox="0 0 1 1002">
          <text:p text:style-name="P6">x</text:p>
        </draw:connector>
        <draw:custom-shape draw:style-name="gr18" draw:text-style-name="P12" draw:layer="layout" svg:width="3cm" svg:height="1.001cm" svg:x="20.5cm" svg:y="16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7cm" svg:x2="22cm" svg:y2="18.001cm" svg:d="M22000 17000v1001" svg:viewBox="0 0 1 1002">
          <text:p text:style-name="P6">kx</text:p>
        </draw:connector>
        <draw:custom-shape draw:style-name="gr17" draw:text-style-name="P11" draw:layer="layout" svg:width="4cm" svg:height="1.002cm" svg:x="20cm" svg:y="18.001cm">
          <text:p text:style-name="P2"><text:span text:style-name="T3">D-Conv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20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2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22.9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23.999cm" svg:x2="22.006cm" svg:y2="25cm" svg:d="M22006 23999v1001" svg:viewBox="0 0 1 1002">
          <text:p text:style-name="P6">out_ch</text:p>
        </draw:connector>
        <draw:connector draw:style-name="gr7" draw:text-style-name="P7" draw:layer="layout" draw:type="line" svg:x1="21.994cm" svg:y1="21cm" svg:x2="21.994cm" svg:y2="22.001cm" svg:d="M21994 21000v1001" svg:viewBox="0 0 1 1002">
          <text:p text:style-name="P6">kx</text:p>
        </draw:connector>
        <draw:custom-shape draw:style-name="gr34" draw:text-style-name="P82" draw:layer="layout" svg:width="3.2cm" svg:height="11cm" svg:x="17.543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0" draw:layer="layout" svg:width="3cm" svg:height="1cm" svg:x="20.5cm" svg:y="19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0" draw:layer="layout" svg:width="5cm" svg:height="0.99cm" svg:x="12.3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3" draw:layer="layout" svg:width="5cm" svg:height="0.99cm" svg:x="12.3cm" svg:y="19cm">
          <text:p text:style-name="P2"><text:span text:style-name="T7">Mob(s, k, out_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2.001cm">
          <text:p text:style-name="P2"><text:span text:style-name="T3">Mob(3, 3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0" draw:layer="layout" svg:width="5cm" svg:height="0.99cm" svg:x="3.5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3" draw:layer="layout" svg:width="5cm" svg:height="0.99cm" svg:x="3.5cm" svg:y="11.001cm">
          <text:p text:style-name="P2"><text:span text:style-name="T7">Mob(3, 3, 2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4.002cm">
          <text:p text:style-name="P2"><text:span text:style-name="T3">Mob(5, 3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0" draw:layer="layout" svg:width="5cm" svg:height="0.99cm" svg:x="3.5cm" svg:y="13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3" draw:layer="layout" svg:width="5cm" svg:height="0.99cm" svg:x="3.5cm" svg:y="13.002cm">
          <text:p text:style-name="P2"><text:span text:style-name="T7">Mob(5, 3, 4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6.003cm">
          <text:p text:style-name="P2"><text:span text:style-name="T3">Mob(5, 6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0" draw:layer="layout" svg:width="5cm" svg:height="0.99cm" svg:x="3.5cm" svg:y="15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3" draw:layer="layout" svg:width="5cm" svg:height="0.99cm" svg:x="3.5cm" svg:y="15.003cm">
          <text:p text:style-name="P2"><text:span text:style-name="T7">Mob(5, 6, 8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.001cm" svg:y="18.004cm">
          <text:p text:style-name="P2"><text:span text:style-name="T3">Mob(3, 6) 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4" draw:layer="layout" svg:width="5cm" svg:height="0.99cm" svg:x="3.501cm" svg:y="17.004cm">
          <text:p text:style-name="P2"><text:span text:style-name="T7">Mob(3, 6, 9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5" draw:layer="layout" svg:width="7.648cm" svg:height="0.962cm" svg:x="9.052cm" svg:y="17cm">
          <draw:text-box>
            <text:p>No width/height reduction</text:p>
          </draw:text-box>
        </draw:frame>
        <draw:custom-shape draw:style-name="gr39" draw:text-style-name="P82" draw:layer="layout" svg:width="0.2cm" svg:height="1cm" svg:x="9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4.001cm" svg:y="20.004cm">
          <text:p text:style-name="P2"><text:span text:style-name="T3">Mob(5, 6) 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0" draw:layer="layout" svg:width="5cm" svg:height="0.99cm" svg:x="3.501cm" svg:y="19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3" draw:layer="layout" svg:width="5cm" svg:height="0.99cm" svg:x="3.501cm" svg:y="19.004cm">
          <text:p text:style-name="P2"><text:span text:style-name="T7">Mob(5, 6, 19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4" draw:layer="layout" svg:width="5cm" svg:height="0.99cm" svg:x="3.502cm" svg:y="21.005cm">
          <text:p text:style-name="P2"><text:span text:style-name="T7">Mob(3, 6, 32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5" draw:layer="layout" svg:width="7.648cm" svg:height="0.962cm" svg:x="9.052cm" svg:y="21.001cm">
          <draw:text-box>
            <text:p>No width/height reduction</text:p>
          </draw:text-box>
        </draw:frame>
        <draw:custom-shape draw:style-name="gr39" draw:text-style-name="P82" draw:layer="layout" svg:width="0.2cm" svg:height="1cm" svg:x="9cm" svg:y="21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1" draw:layer="layout" svg:width="4cm" svg:height="1.002cm" svg:x="4cm" svg:y="23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24.001cm" svg:x2="5.984cm" svg:y2="25.002cm" svg:d="M5984 24001v1001" svg:viewBox="0 0 1 1002">
          <text:p text:style-name="P6">1280</text:p>
        </draw:connector>
        <draw:connector draw:style-name="gr7" draw:text-style-name="P7" draw:layer="layout" draw:type="line" svg:x1="6cm" svg:y1="22.001cm" svg:x2="6cm" svg:y2="23.002cm" svg:d="M6000 22001v1001" svg:viewBox="0 0 1 1002">
          <text:p text:style-name="P6">320</text:p>
        </draw:connector>
        <draw:custom-shape draw:style-name="gr40" draw:text-style-name="P20" draw:layer="layout" svg:width="4cm" svg:height="0.99cm" svg:x="4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83" draw:layer="layout" svg:width="4cm" svg:height="1cm" svg:x="4cm" svg:y="25cm">
          <text:p text:style-name="P2"><text:span text:style-name="T3">Avg-Pool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6.001cm" svg:x2="6cm" svg:y2="27.002cm" svg:d="M6000 26001v1001" svg:viewBox="0 0 1 1002">
          <text:p text:style-name="P6">1280</text:p>
        </draw:connector>
        <draw:custom-shape draw:style-name="gr42" draw:text-style-name="P84" draw:layer="layout" svg:width="4cm" svg:height="1cm" svg:x="4cm" svg:y="27.001cm">
          <text:p text:style-name="P2"><text:span text:style-name="T7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8.001cm" svg:x2="6cm" svg:y2="29.002cm" svg:d="M6000 28001v1001" svg:viewBox="0 0 1 1002">
          <text:p text:style-name="P6">1000</text:p>
        </draw:connector>
      </draw:page>
      <draw:page draw:name="page8" draw:style-name="dp1" draw:master-page-name="Standard">
        <draw:connector draw:style-name="gr7" draw:text-style-name="P7" draw:layer="layout" draw:type="line" svg:x1="9.506cm" svg:y1="1.001cm" svg:x2="9.506cm" svg:y2="2.002cm" svg:d="M9506 1001v1001" svg:viewBox="0 0 1 1002">
          <text:p text:style-name="P6">3</text:p>
        </draw:connector>
        <draw:custom-shape draw:style-name="gr17" draw:text-style-name="P11" draw:layer="layout" svg:width="4cm" svg:height="1.002cm" svg:x="7.5cm" svg:y="2.003cm">
          <text:p text:style-name="P2"><text:span text:style-name="T7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8.001cm" svg:y="3.00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19cm" svg:y="3.002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76" draw:id="id76" draw:layer="layout" draw:type="line" svg:x1="21cm" svg:y1="1.001cm" svg:x2="21cm" svg:y2="2.002cm" svg:d="M21000 1001v1001" svg:viewBox="0 0 1 1002">
          <text:p text:style-name="P6">x</text:p>
        </draw:connector>
        <draw:custom-shape draw:style-name="gr18" draw:text-style-name="P12" draw:layer="layout" svg:width="3cm" svg:height="1.001cm" svg:x="19.5cm" svg:y="2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4.001cm" svg:x2="21.006cm" svg:y2="5.002cm" svg:d="M21006 4001v1001" svg:viewBox="0 0 1 1002">
          <text:p text:style-name="P6">x</text:p>
        </draw:connector>
        <draw:custom-shape draw:style-name="gr2" draw:text-style-name="P3" xml:id="id77" draw:id="id77" draw:layer="layout" svg:width="1cm" svg:height="1cm" svg:x="20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9cm" svg:y="6.00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7cm" svg:x2="21.006cm" svg:y2="8.001cm" svg:d="M21006 7000v1001" svg:viewBox="0 0 1 1002">
          <text:p text:style-name="P6">x</text:p>
        </draw:connector>
        <draw:connector draw:style-name="gr7" draw:text-style-name="P7" draw:layer="layout" draw:type="line" svg:x1="21.006cm" svg:y1="9cm" svg:x2="21.006cm" svg:y2="10.001cm" svg:d="M21006 9000v1001" svg:viewBox="0 0 1 1002">
          <text:p text:style-name="P6">x</text:p>
        </draw:connector>
        <draw:connector draw:style-name="gr7" draw:text-style-name="P23" draw:layer="layout" draw:type="curve" draw:line-skew="1.834cm" svg:x1="21cm" svg:y1="1.001cm" svg:x2="21.5cm" svg:y2="8.501cm" draw:start-shape="id76" draw:start-glue-point="2" draw:end-shape="id77" draw:end-glue-point="10" svg:d="M21000 1001c4642 0 4392 7500 500 7500" svg:viewBox="0 0 3452 7501">
          <text:p text:style-name="P22">x</text:p>
        </draw:connector>
        <draw:custom-shape draw:style-name="gr43" draw:text-style-name="P82" draw:layer="layout" svg:width="1.237cm" svg:height="8.999cm" svg:x="17.863cm" svg:y="1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663cm" svg:y="5.001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2" draw:layer="layout" svg:width="1.194cm" svg:height="10cm" svg:x="17.806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5" draw:text-style-name="P20" draw:layer="layout" svg:width="5cm" svg:height="0.99cm" svg:x="12.563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3" draw:layer="layout" svg:width="5cm" svg:height="0.99cm" svg:x="12.563cm" svg:y="15.501cm">
          <text:p text:style-name="P2"><text:span text:style-name="T7">Block(out_ch, 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3cm" svg:height="1.001cm" svg:x="19.497cm" svg:y="5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19cm" svg:y="13.10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cm" svg:y1="12.1cm" svg:x2="21cm" svg:y2="13.101cm" svg:d="M21000 12100v1001" svg:viewBox="0 0 1 1002">
          <text:p text:style-name="P6">x</text:p>
        </draw:connector>
        <draw:custom-shape draw:style-name="gr18" draw:text-style-name="P12" xml:id="id78" draw:id="id78" draw:layer="layout" svg:width="3cm" svg:height="1.001cm" svg:x="19.5cm" svg:y="11.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15.1cm" svg:x2="21.006cm" svg:y2="16.101cm" svg:d="M21006 15100v1001" svg:viewBox="0 0 1 1002">
          <text:p text:style-name="P6">out_ch</text:p>
        </draw:connector>
        <draw:custom-shape draw:style-name="gr2" draw:text-style-name="P3" xml:id="id81" draw:id="id81" draw:layer="layout" svg:width="1cm" svg:height="1cm" svg:x="20.5cm" svg:y="19.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9cm" svg:y="17.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18.099cm" svg:x2="21.006cm" svg:y2="19.1cm" svg:d="M21006 18099v1001" svg:viewBox="0 0 1 1002">
          <text:p text:style-name="P6">out_ch</text:p>
        </draw:connector>
        <draw:connector draw:style-name="gr7" draw:text-style-name="P7" draw:layer="layout" draw:type="line" svg:x1="21.006cm" svg:y1="20.099cm" svg:x2="21.006cm" svg:y2="21.1cm" svg:d="M21006 20099v1001" svg:viewBox="0 0 1 1002">
          <text:p text:style-name="P6">x</text:p>
        </draw:connector>
        <draw:connector draw:style-name="gr7" draw:text-style-name="P23" draw:layer="layout" draw:type="curve" svg:x1="22.5cm" svg:y1="11.6cm" svg:x2="25.8cm" svg:y2="14.101cm" draw:start-shape="id78" draw:start-glue-point="1" draw:end-shape="id79" draw:end-glue-point="0" svg:d="M22500 11600c2200 0 3300 833 3300 2501" svg:viewBox="0 0 3301 2502">
          <text:p text:style-name="P22">x</text:p>
        </draw:connector>
        <draw:custom-shape draw:style-name="gr11" draw:text-style-name="P20" draw:layer="layout" svg:width="3cm" svg:height="1cm" svg:x="19.5cm" svg:y="14.101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79" draw:id="id79" draw:layer="layout" svg:width="4cm" svg:height="1.002cm" svg:x="23.8cm" svg:y="14.1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80" draw:id="id80" draw:layer="layout" svg:width="3cm" svg:height="1cm" svg:x="24.3cm" svg:y="15.101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3" draw:layer="layout" draw:type="curve" svg:x1="25.8cm" svg:y1="16.101cm" svg:x2="21.5cm" svg:y2="19.6cm" draw:start-shape="id80" draw:start-glue-point="2" draw:end-shape="id81" draw:end-glue-point="10" svg:d="M25800 16101c0 2333-1433 3499-4300 3499" svg:viewBox="0 0 4301 3500">
          <text:p text:style-name="P22"><text:s text:c="13"/>out_ch</text:p>
        </draw:connector>
        <draw:custom-shape draw:style-name="gr18" draw:text-style-name="P12" draw:layer="layout" svg:width="3cm" svg:height="1.001cm" svg:x="19.501cm" svg:y="16.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cm" svg:y="6.002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cm" svg:y1="4cm" svg:x2="9.5cm" svg:y2="5.001cm" svg:d="M9500 4000v1001" svg:viewBox="0 0 1 1002">
          <text:p text:style-name="P6">16</text:p>
        </draw:connector>
        <draw:custom-shape draw:style-name="gr4" draw:text-style-name="P11" draw:layer="layout" svg:width="4cm" svg:height="0.99cm" svg:x="7.501cm" svg:y="7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4" draw:layer="layout" svg:width="5cm" svg:height="0.99cm" svg:x="7cm" svg:y="5.002cm">
          <text:p text:style-name="P2"><text:span text:style-name="T7">Block(32,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01cm" svg:y="10.002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8cm" svg:x2="9.501cm" svg:y2="9.001cm" svg:d="M9501 8000v1001" svg:viewBox="0 0 1 1002">
          <text:p text:style-name="P6">32</text:p>
        </draw:connector>
        <draw:custom-shape draw:style-name="gr4" draw:text-style-name="P11" draw:layer="layout" svg:width="4cm" svg:height="0.99cm" svg:x="7.502cm" svg:y="11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0" draw:layer="layout" svg:width="5cm" svg:height="0.99cm" svg:x="7.001cm" svg:y="9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3" draw:layer="layout" svg:width="5cm" svg:height="0.99cm" svg:x="7.001cm" svg:y="9.002cm">
          <text:p text:style-name="P2"><text:span text:style-name="T7">Block(64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02cm" svg:y="14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2cm" svg:y1="12.001cm" svg:x2="9.502cm" svg:y2="13.002cm" svg:d="M9502 12001v1001" svg:viewBox="0 0 1 1002">
          <text:p text:style-name="P6">64</text:p>
        </draw:connector>
        <draw:custom-shape draw:style-name="gr4" draw:text-style-name="P11" draw:layer="layout" svg:width="4cm" svg:height="0.99cm" svg:x="7.503cm" svg:y="15.004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0" draw:layer="layout" svg:width="5cm" svg:height="0.99cm" svg:x="7.002cm" svg:y="13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3" draw:layer="layout" svg:width="5cm" svg:height="0.99cm" svg:x="7.002cm" svg:y="13.003cm">
          <text:p text:style-name="P2"><text:span text:style-name="T7">Block(128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0" draw:layer="layout" svg:width="4cm" svg:height="0.99cm" svg:x="7.501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83" draw:layer="layout" svg:width="4cm" svg:height="1cm" svg:x="7.501cm" svg:y="17cm">
          <text:p text:style-name="P2"><text:span text:style-name="T7">Avg-Pool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18.001cm" svg:x2="9.501cm" svg:y2="19.002cm" svg:d="M9501 18001v1001" svg:viewBox="0 0 1 1002">
          <text:p text:style-name="P6">128</text:p>
        </draw:connector>
        <draw:custom-shape draw:style-name="gr42" draw:text-style-name="P84" draw:layer="layout" svg:width="4cm" svg:height="1cm" svg:x="7.501cm" svg:y="19.001cm">
          <text:p text:style-name="P2"><text:span text:style-name="T7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20.001cm" svg:x2="9.501cm" svg:y2="21.002cm" svg:d="M9501 20001v1001" svg:viewBox="0 0 1 1002">
          <text:p text:style-name="P6">10</text:p>
        </draw:connector>
        <draw:connector draw:style-name="gr7" draw:text-style-name="P7" draw:layer="layout" draw:type="line" svg:x1="9.496cm" svg:y1="16.001cm" svg:x2="9.496cm" svg:y2="17.002cm" svg:d="M9496 16001v1001" svg:viewBox="0 0 1 1002">
          <text:p text:style-name="P6">128</text:p>
        </draw:connector>
        <draw:custom-shape draw:style-name="gr45" draw:text-style-name="P82" xml:id="id85" draw:id="id85" draw:layer="layout" svg:width="1.237cm" svg:height="2cm" svg:x="5.463cm" svg:y="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82" draw:layer="layout" svg:width="1.237cm" svg:height="2.999cm" svg:x="5.463cm" svg:y="5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82" draw:layer="layout" svg:width="1.237cm" svg:height="2.999cm" svg:x="5.463cm" svg:y="9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82" draw:layer="layout" svg:width="1.237cm" svg:height="2.999cm" svg:x="5.463cm" svg:y="13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82" draw:layer="layout" svg:width="1.237cm" svg:height="2.999cm" svg:x="5.463cm" svg:y="17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7" draw:text-style-name="P82" draw:layer="layout" svg:width="1.237cm" svg:height="19.9cm" svg:x="2.763cm" svg:y="1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5" draw:layer="layout" svg:width="0.959cm" svg:height="10.694cm" svg:x="2cm" svg:y="6.7cm">
          <draw:text-box>
            <text:p>neural</text:p>
            <text:p/>
            <text:p>n</text:p>
            <text:p>e</text:p>
            <text:p>t</text:p>
            <text:p>w</text:p>
            <text:p>o</text:p>
            <text:p>r</text:p>
            <text:p>k</text:p>
          </draw:text-box>
        </draw:frame>
        <draw:frame draw:style-name="gr48" draw:text-style-name="P5" draw:layer="layout" svg:width="0.959cm" svg:height="10.694cm" svg:x="4.201cm" svg:y="7.8cm">
          <draw:text-box>
            <text:p>subnetworks</text:p>
          </draw:text-box>
        </draw:frame>
        <draw:frame draw:style-name="gr49" draw:text-style-name="P5" draw:layer="layout" svg:width="2.297cm" svg:height="0.962cm" svg:x="14.3cm" svg:y="9.6cm">
          <draw:text-box>
            <text:p>blocks</text:p>
          </draw:text-box>
        </draw:frame>
        <draw:frame draw:style-name="gr50" draw:text-style-name="P5" draw:layer="layout" svg:width="2.191cm" svg:height="0.962cm" svg:x="13.8cm" svg:y="1.5cm">
          <draw:text-box>
            <text:p>layers</text:p>
          </draw:text-box>
        </draw:frame>
        <draw:line draw:style-name="gr1" draw:text-style-name="P1" draw:layer="layout" svg:x1="14.1cm" svg:y1="10.1cm" svg:x2="12.3cm" svg:y2="9.5cm">
          <text:p/>
        </draw:line>
        <draw:line draw:style-name="gr1" draw:text-style-name="P1" draw:layer="layout" svg:x1="14.101cm" svg:y1="10.101cm" svg:x2="12cm" svg:y2="10.5cm">
          <text:p/>
        </draw:line>
        <draw:line draw:style-name="gr1" draw:text-style-name="P1" draw:layer="layout" svg:x1="14.102cm" svg:y1="10.133cm" svg:x2="11.8cm" svg:y2="11.6cm">
          <text:p/>
        </draw:line>
        <draw:line draw:style-name="gr1" draw:text-style-name="P1" draw:layer="layout" svg:x1="13.9cm" svg:y1="2cm" svg:x2="11.8cm" svg:y2="2.5cm">
          <text:p/>
        </draw:line>
        <draw:line draw:style-name="gr1" draw:text-style-name="P1" draw:layer="layout" svg:x1="16.1cm" svg:y1="2cm" svg:x2="19cm" svg:y2="2.4cm">
          <text:p/>
        </draw:line>
        <draw:line draw:style-name="gr1" draw:text-style-name="P1" draw:layer="layout" svg:x1="16.1cm" svg:y1="2.044cm" svg:x2="18.8cm" svg:y2="3.4cm">
          <text:p/>
        </draw:line>
        <draw:custom-shape draw:style-name="gr51" draw:text-style-name="P4" xml:id="id82" draw:id="id82" draw:layer="layout" svg:width="6.5cm" svg:height="5cm" svg:x="2.7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1" draw:text-style-name="P4" xml:id="id84" draw:id="id84" draw:layer="layout" svg:width="6.5cm" svg:height="5cm" svg:x="15.9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2" draw:text-style-name="P85" xml:id="id83" draw:id="id83" draw:layer="layout" svg:width="1cm" svg:height="4cm" svg:x="11.9cm" svg:y="23.3cm">
          <text:p text:style-name="P2"><text:span text:style-name="T9">L</text:span></text:p>
          <text:p text:style-name="P2"><text:span text:style-name="T9">a</text:span></text:p>
          <text:p text:style-name="P2"><text:span text:style-name="T9">y</text:span></text:p>
          <text:p text:style-name="P2"><text:span text:style-name="T9">e</text:span></text:p>
          <text:p text:style-name="P2"><text:span text:style-name="T9">r</text:span></text:p>
          <text:p text:style-name="P2"><text:span text:style-name="T9">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7" draw:layer="layout" draw:type="line" svg:x1="9.2cm" svg:y1="25.3cm" svg:x2="11.9cm" svg:y2="25.3cm" draw:start-shape="id82" draw:start-glue-point="7" draw:end-shape="id83" draw:end-glue-point="3" svg:d="M9200 25300h2700" svg:viewBox="0 0 2701 1">
          <text:p/>
        </draw:connector>
        <draw:connector draw:style-name="gr1" draw:text-style-name="P7" draw:layer="layout" draw:type="line" svg:x1="12.9cm" svg:y1="25.3cm" svg:x2="15.9cm" svg:y2="25.3cm" draw:start-shape="id83" draw:start-glue-point="1" draw:end-shape="id84" draw:end-glue-point="5" svg:d="M12900 25300h3000" svg:viewBox="0 0 3001 1">
          <text:p/>
        </draw:connector>
        <draw:frame draw:style-name="gr53" draw:text-style-name="P86" draw:layer="layout" svg:width="6.242cm" svg:height="3.386cm" svg:x="2.658cm" svg:y="23.9cm">
          <draw:text-box>
            <text:p><text:span text:style-name="T9">Input tensor of size :</text:span></text:p>
            <text:p><text:span text:style-name="T10">batch_size </text:span><text:span text:style-name="T11">×</text:span><text:span text:style-name="T10"> n_channels_in </text:span><text:span text:style-name="T12">×</text:span><text:span text:style-name="T9"> </text:span></text:p>
            <text:p><text:span text:style-name="T10">height </text:span><text:span text:style-name="T12">×</text:span><text:span text:style-name="T9"> width</text:span></text:p>
          </draw:text-box>
        </draw:frame>
        <draw:frame draw:style-name="gr53" draw:text-style-name="P86" draw:layer="layout" svg:width="6.242cm" svg:height="3.386cm" svg:x="16.058cm" svg:y="23.9cm">
          <draw:text-box>
            <text:p><text:span text:style-name="T9">Output tensor of size :</text:span></text:p>
            <text:p><text:span text:style-name="T10">batch_size </text:span><text:span text:style-name="T11">×</text:span><text:span text:style-name="T10"> n_channels_out </text:span><text:span text:style-name="T11">×</text:span><text:span text:style-name="T10"> height </text:span><text:span text:style-name="T12">×</text:span><text:span text:style-name="T9"> width</text:span></text:p>
          </draw:text-box>
        </draw:frame>
        <draw:connector draw:style-name="gr54" draw:text-style-name="P1" draw:layer="layout" draw:type="curve" draw:line-skew="-2.139cm" svg:x1="5.463cm" svg:y1="3cm" svg:x2="2.442cm" svg:y2="22.632cm" draw:start-shape="id85" draw:start-glue-point="5" svg:d="M5463 3000c-5850 0-4339 19632-3021 19632" svg:viewBox="0 0 4231 19633">
          <text:p/>
        </draw:connector>
      </draw:page>
      <draw:page draw:name="page9" draw:style-name="dp1" draw:master-page-name="Standard">
        <draw:custom-shape draw:style-name="gr4" draw:text-style-name="P2" draw:layer="layout" svg:width="4cm" svg:height="0.99cm" svg:x="1.002cm" svg:y="2.002cm">
          <text:p text:style-name="P2"><text:span text:style-name="T13">name</text:span><text:span text:style-name="T3"> m</text:span><text:span text:style-name="T2">×</text:span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5" draw:layer="layout" svg:width="10.8cm" svg:height="6.65cm" svg:x="6cm" svg:y="1cm">
          <draw:text-box>
            <text:p><text:span text:style-name="T3">layer with a filter of size m</text:span><text:span text:style-name="T2">×</text:span>n</text:p>
            <text:p>x input channels and </text:p>
            <text:p>y output channels</text:p>
            <text:p><text:span text:style-name="T14">name</text:span> can stand for : Conv, G-Conv (grouped convolution), D-Conv (depthwise separable convolution),</text:p>
            <text:p>L-Conv (learned convolution), Max Pool,...</text:p>
          </draw:text-box>
        </draw:frame>
        <draw:connector draw:style-name="gr7" draw:text-style-name="P55" draw:layer="layout" draw:type="line" svg:x1="3cm" svg:y1="1cm" svg:x2="3cm" svg:y2="2cm" svg:d="M3000 1000v1000" svg:viewBox="0 0 1 1001">
          <text:p text:style-name="P6">x</text:p>
        </draw:connector>
        <draw:connector draw:style-name="gr7" draw:text-style-name="P55" draw:layer="layout" draw:type="line" svg:x1="3cm" svg:y1="3cm" svg:x2="3cm" svg:y2="4cm" svg:d="M3000 3000v1000" svg:viewBox="0 0 1 1001">
          <text:p text:style-name="P6">y</text:p>
        </draw:connector>
        <draw:custom-shape draw:style-name="gr3" draw:text-style-name="P87" draw:layer="layout" svg:width="3cm" svg:height="1cm" svg:x="1.7cm" svg:y="8cm">
          <text:p text:style-name="P2"><text:span text:style-name="T14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" draw:layer="layout" svg:width="11cm" svg:height="4.517cm" svg:x="6cm" svg:y="8cm">
          <draw:text-box>
            <text:p>Activation function,</text:p>
            <text:p><text:span text:style-name="T14">name</text:span> can be : Relu, LRelu (LeakyRelu), Relu6. </text:p>
            <text:p>BN means we apply batchnorm as well</text:p>
          </draw:text-box>
        </draw:frame>
        <draw:custom-shape draw:style-name="gr2" draw:text-style-name="P88" draw:layer="layout" svg:width="1cm" svg:height="1cm" svg:x="19cm" svg:y="2cm">
          <text:p text:style-name="P2"><text:span text:style-name="T15">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9.506cm" svg:y1="1cm" svg:x2="19.506cm" svg:y2="2cm" svg:d="M19506 1000v1000" svg:viewBox="0 0 1 1001">
          <text:p text:style-name="P6">x</text:p>
        </draw:connector>
        <draw:connector draw:style-name="gr7" draw:text-style-name="P7" draw:layer="layout" draw:type="line" svg:x1="19.512cm" svg:y1="3cm" svg:x2="19.512cm" svg:y2="4cm" svg:d="M19512 3000v1000" svg:viewBox="0 0 1 1001">
          <text:p text:style-name="P6">z</text:p>
        </draw:connector>
        <draw:connector draw:style-name="gr7" draw:text-style-name="P90" draw:layer="layout" draw:type="line" svg:x1="21cm" svg:y1="2.5cm" svg:x2="20cm" svg:y2="2.5cm" svg:d="M21000 2500h-1000" svg:viewBox="0 0 1001 1">
          <text:p text:style-name="P89">y</text:p>
        </draw:connector>
        <draw:frame draw:style-name="gr57" draw:text-style-name="P5" draw:layer="layout" svg:width="11cm" svg:height="3.5cm" svg:x="22.5cm" svg:y="1cm">
          <draw:text-box>
            <text:p>Tensor operation, <text:span text:style-name="T14">op</text:span> can be :</text:p>
            <text:p>+ for tensor addition (x = y = z)</text:p>
            <text:p><text:span text:style-name="T1">[,] for channel-wise concatenation (z = x + y)</text:span></text:p>
          </draw:text-box>
        </draw:frame>
        <draw:custom-shape draw:style-name="gr11" draw:text-style-name="P20" draw:layer="layout" svg:width="3cm" svg:height="1cm" svg:x="18cm" svg:y="5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18cm" svg:y="7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1" draw:layer="layout" svg:width="3cm" svg:height="1cm" svg:x="18cm" svg:y="9cm">
          <text:p text:style-name="P2"><text:span text:style-name="T16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5" draw:layer="layout" svg:width="10.9cm" svg:height="5.228cm" svg:x="22.5cm" svg:y="5cm">
          <draw:text-box>
            <text:p><text:span text:style-name="T3">Stride s</text:span><text:span text:style-name="T17">×</text:span><text:span text:style-name="T3">s, when unspecified, a layer has a stride of 1</text:span><text:span text:style-name="T2">×</text:span>1 </text:p>
          </draw:text-box>
        </draw:frame>
        <draw:frame draw:style-name="gr59" draw:text-style-name="P5" draw:layer="layout" svg:width="10cm" svg:height="1.673cm" svg:x="22.5cm" svg:y="7cm">
          <draw:text-box>
            <text:p>Batch normalization layer</text:p>
          </draw:text-box>
        </draw:frame>
        <draw:frame draw:style-name="gr60" draw:text-style-name="P5" draw:layer="layout" svg:width="11.3cm" svg:height="3.095cm" svg:x="22.5cm" svg:y="9cm">
          <draw:text-box>
            <text:p>Channel reordering layer, <text:span text:style-name="T14">name</text:span> can stand for : Ch shuffle, Ch index or </text:p>
            <text:p>Ch split</text:p>
            <text:p/>
          </draw:text-box>
        </draw:frame>
        <draw:frame draw:style-name="gr61" draw:text-style-name="P5" draw:layer="layout" svg:width="4.727cm" svg:height="0.962cm" svg:x="2.8cm" svg:y="17.4cm">
          <draw:text-box>
            <text:p>conv_schem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15" draw:display-name="Transparency 15" draw:style="linear" draw:start="100%" draw:end="3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21:49:16.854414581</meta:creation-date>
    <dc:date>2019-05-13T14:36:15.639877335</dc:date>
    <meta:editing-duration>PT1H35M14S</meta:editing-duration>
    <meta:editing-cycles>22</meta:editing-cycles>
    <meta:generator>LibreOffice/6.2.3.2$Linux_X86_64 LibreOffice_project/6bd8f51f0bb0f42344f66a65ca86e692fe0f70bc</meta:generator>
    <meta:document-statistic meta:object-count="561"/>
  </office:meta>
</office:document-meta>
</file>